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nction" svg:font-family="Junction"/>
    <style:font-face style:name="Linux Biolinum O" svg:font-family="'Linux Biolinum O'"/>
    <style:font-face style:name="Linux Libertine O" svg:font-family="'Linux Libertine O'"/>
    <style:font-face style:name="Times New Roman1" svg:font-family="'Times New Roman'"/>
    <style:font-face style:name="sans-serif" svg:font-family="sans-serif"/>
    <style:font-face style:name="LM Mono 9" svg:font-family="'LM Mono 9'" style:font-pitch="fixed"/>
    <style:font-face style:name="Lato Heavy" svg:font-family="'Lato Heavy'" style:font-pitch="variable"/>
    <style:font-face style:name="Lato Light" svg:font-family="'Lato Light'" style:font-pitch="variable"/>
    <style:font-face style:name="Lato Semibold" svg:font-family="'Lato Semibold'" style:font-pitch="variable"/>
    <style:font-face style:name="Minion Pro" svg:font-family="'Minion Pr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6.7021in" fo:margin-left="0in" fo:margin-right="-0.0021in" style:page-number="auto" table:align="margins"/>
    </style:style>
    <style:style style:name="Table1.A" style:family="table-column">
      <style:table-column-properties style:column-width="4.9694in" style:rel-column-width="48591*"/>
    </style:style>
    <style:style style:name="Table1.B" style:family="table-column">
      <style:table-column-properties style:column-width="1.7326in" style:rel-column-width="16944*"/>
    </style:style>
    <style:style style:name="Table1.1" style:family="table-row">
      <style:table-row-properties style:min-row-height="0.68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7229in" fo:margin-left="-0.0313in" fo:margin-right="-0.0347in" table:align="margins"/>
    </style:style>
    <style:style style:name="Table2.A" style:family="table-column">
      <style:table-column-properties style:column-width="1.5382in" style:rel-column-width="58514*"/>
    </style:style>
    <style:style style:name="Table2.B" style:family="table-column">
      <style:table-column-properties style:column-width="0.1847in" style:rel-column-width="7021*"/>
    </style:style>
    <style:style style:name="Table2.1" style:family="table-row">
      <style:table-row-properties style:min-row-height="0.539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7in" fo:margin-left="0in" fo:margin-right="0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0486in" style:rel-column-width="10256*"/>
    </style:style>
    <style:style style:name="Table3.B" style:family="table-column">
      <style:table-column-properties style:column-width="0.0597in" style:rel-column-width="584*"/>
    </style:style>
    <style:style style:name="Table3.C" style:family="table-column">
      <style:table-column-properties style:column-width="5.5917in" style:rel-column-width="54695*"/>
    </style:style>
    <style:style style:name="Table3.1" style:family="table-row">
      <style:table-row-properties style:min-row-height="0.1965in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C1" style:family="table-cell">
      <style:table-cell-properties fo:padding="0.0382in" fo:border="none"/>
    </style:style>
    <style:style style:name="Table3.A2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padding="0.0382in" fo:border="none"/>
    </style:style>
    <style:style style:name="Table3.A3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A4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C4" style:family="table-cell">
      <style:table-cell-properties fo:padding="0.0382in" fo:border="none"/>
    </style:style>
    <style:style style:name="Table3.A5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C5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3.C6" style:family="table-cell">
      <style:table-cell-properties fo:padding="0.0382in" fo:border="none"/>
    </style:style>
    <style:style style:name="Table3.A7" style:family="table-cell">
      <style:table-cell-properties fo:padding="0.0382in" fo:border="none"/>
    </style:style>
    <style:style style:name="Table3.B7" style:family="table-cell">
      <style:table-cell-properties fo:padding="0.0382in" fo:border="none"/>
    </style:style>
    <style:style style:name="Table3.C7" style:family="table-cell">
      <style:table-cell-properties fo:padding="0.0382in" fo:border="none"/>
    </style:style>
    <style:style style:name="Table3.A8" style:family="table-cell">
      <style:table-cell-properties fo:padding="0.0382in" fo:border="none"/>
    </style:style>
    <style:style style:name="Table3.B8" style:family="table-cell">
      <style:table-cell-properties fo:padding="0.0382in" fo:border="none"/>
    </style:style>
    <style:style style:name="Table3.C8" style:family="table-cell">
      <style:table-cell-properties fo:padding="0.0382in" fo:border="none"/>
    </style:style>
    <style:style style:name="Table3.A9" style:family="table-cell">
      <style:table-cell-properties fo:padding="0.0382in" fo:border="none"/>
    </style:style>
    <style:style style:name="Table3.B9" style:family="table-cell">
      <style:table-cell-properties fo:padding="0.0382in" fo:border="none"/>
    </style:style>
    <style:style style:name="Table3.C9" style:family="table-cell">
      <style:table-cell-properties fo:padding="0.0382in" fo:border="none"/>
    </style:style>
    <style:style style:name="Table3.A10" style:family="table-cell">
      <style:table-cell-properties fo:padding="0.0382in" fo:border="none"/>
    </style:style>
    <style:style style:name="Table3.B10" style:family="table-cell">
      <style:table-cell-properties fo:padding="0.0382in" fo:border="none"/>
    </style:style>
    <style:style style:name="Table3.C10" style:family="table-cell">
      <style:table-cell-properties fo:padding="0.0382in" fo:border="none"/>
    </style:style>
    <style:style style:name="Table3.A11" style:family="table-cell">
      <style:table-cell-properties fo:padding="0.0382in" fo:border="none"/>
    </style:style>
    <style:style style:name="Table3.B11" style:family="table-cell">
      <style:table-cell-properties fo:padding="0.0382in" fo:border="none"/>
    </style:style>
    <style:style style:name="Table3.C11" style:family="table-cell">
      <style:table-cell-properties fo:padding="0.0382in" fo:border="none"/>
    </style:style>
    <style:style style:name="Table3.A12" style:family="table-cell">
      <style:table-cell-properties fo:padding="0.0382in" fo:border="none"/>
    </style:style>
    <style:style style:name="Table3.B12" style:family="table-cell">
      <style:table-cell-properties fo:padding="0.0382in" fo:border="none"/>
    </style:style>
    <style:style style:name="Table3.C12" style:family="table-cell">
      <style:table-cell-properties fo:padding="0.0382in" fo:border="none"/>
    </style:style>
    <style:style style:name="Table3.A13" style:family="table-cell">
      <style:table-cell-properties fo:padding="0.0382in" fo:border="none"/>
    </style:style>
    <style:style style:name="Table3.B13" style:family="table-cell">
      <style:table-cell-properties fo:padding="0.0382in" fo:border="none"/>
    </style:style>
    <style:style style:name="Table3.C13" style:family="table-cell">
      <style:table-cell-properties fo:padding="0.0382in" fo:border="none"/>
    </style:style>
    <style:style style:name="Table3.A14" style:family="table-cell">
      <style:table-cell-properties fo:padding="0.0382in" fo:border="none"/>
    </style:style>
    <style:style style:name="Table3.B14" style:family="table-cell">
      <style:table-cell-properties fo:padding="0.0382in" fo:border="none"/>
    </style:style>
    <style:style style:name="Table3.C14" style:family="table-cell">
      <style:table-cell-properties fo:padding="0.0382in" fo:border="none"/>
    </style:style>
    <style:style style:name="Table3.A15" style:family="table-cell">
      <style:table-cell-properties fo:padding="0.0382in" fo:border="none"/>
    </style:style>
    <style:style style:name="Table3.B15" style:family="table-cell">
      <style:table-cell-properties fo:padding="0.0382in" fo:border="none"/>
    </style:style>
    <style:style style:name="Table3.C15" style:family="table-cell">
      <style:table-cell-properties fo:padding="0.0382in" fo:border="none"/>
    </style:style>
    <style:style style:name="Table3.A16" style:family="table-cell">
      <style:table-cell-properties fo:padding="0.0382in" fo:border="none"/>
    </style:style>
    <style:style style:name="Table3.B16" style:family="table-cell">
      <style:table-cell-properties fo:padding="0.0382in" fo:border="none"/>
    </style:style>
    <style:style style:name="Table3.C16" style:family="table-cell">
      <style:table-cell-properties fo:padding="0.0382in" fo:border="none"/>
    </style:style>
    <style:style style:name="Table3.A17" style:family="table-cell">
      <style:table-cell-properties fo:padding="0.0382in" fo:border="none"/>
    </style:style>
    <style:style style:name="Table3.B17" style:family="table-cell">
      <style:table-cell-properties fo:padding="0.0382in" fo:border="none"/>
    </style:style>
    <style:style style:name="Table3.C17" style:family="table-cell">
      <style:table-cell-properties fo:padding="0.0382in" fo:border="none"/>
    </style:style>
    <style:style style:name="Table3.18" style:family="table-row">
      <style:table-row-properties style:min-row-height="0.284in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="none"/>
    </style:style>
    <style:style style:name="Table3.19" style:family="table-row">
      <style:table-row-properties style:min-row-height="0.4889in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="none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="none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="none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="none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="none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="none"/>
    </style:style>
    <style:style style:name="Table3.A25" style:family="table-cell">
      <style:table-cell-properties fo:padding="0.0382in" fo:border="none"/>
    </style:style>
    <style:style style:name="Table3.B25" style:family="table-cell">
      <style:table-cell-properties fo:padding="0.0382in" fo:border="none"/>
    </style:style>
    <style:style style:name="Table3.C25" style:family="table-cell">
      <style:table-cell-properties fo:padding="0.0382in" fo:border="none"/>
    </style:style>
    <style:style style:name="Table3.A26" style:family="table-cell">
      <style:table-cell-properties fo:padding="0.0382in" fo:border="none"/>
    </style:style>
    <style:style style:name="Table3.B26" style:family="table-cell">
      <style:table-cell-properties fo:padding="0.0382in" fo:border="none"/>
    </style:style>
    <style:style style:name="Table3.C26" style:family="table-cell">
      <style:table-cell-properties fo:padding="0.0382in" fo:border="none"/>
    </style:style>
    <style:style style:name="Table3.A27" style:family="table-cell">
      <style:table-cell-properties fo:padding="0.0382in" fo:border="none"/>
    </style:style>
    <style:style style:name="Table3.B27" style:family="table-cell">
      <style:table-cell-properties fo:padding="0.0382in" fo:border="none"/>
    </style:style>
    <style:style style:name="Table3.C27" style:family="table-cell">
      <style:table-cell-properties fo:padding="0.0382in" fo:border="none"/>
    </style:style>
    <style:style style:name="Table3.A28" style:family="table-cell">
      <style:table-cell-properties fo:padding="0.0382in" fo:border="none"/>
    </style:style>
    <style:style style:name="Table3.B28" style:family="table-cell">
      <style:table-cell-properties fo:padding="0.0382in" fo:border="none"/>
    </style:style>
    <style:style style:name="Table3.C28" style:family="table-cell">
      <style:table-cell-properties fo:padding="0.0382in" fo:border="none"/>
    </style:style>
    <style:style style:name="Table3.A29" style:family="table-cell">
      <style:table-cell-properties fo:padding="0.0382in" fo:border="none"/>
    </style:style>
    <style:style style:name="Table3.B29" style:family="table-cell">
      <style:table-cell-properties fo:padding="0.0382in" fo:border="none"/>
    </style:style>
    <style:style style:name="Table3.C29" style:family="table-cell">
      <style:table-cell-properties fo:padding="0.0382in" fo:border="none"/>
    </style:style>
    <style:style style:name="Table3.A30" style:family="table-cell">
      <style:table-cell-properties fo:padding="0.0382in" fo:border="none"/>
    </style:style>
    <style:style style:name="Table3.B30" style:family="table-cell">
      <style:table-cell-properties fo:padding="0.0382in" fo:border="none"/>
    </style:style>
    <style:style style:name="Table3.C30" style:family="table-cell">
      <style:table-cell-properties fo:padding="0.0382in" fo:border="none"/>
    </style:style>
    <style:style style:name="Table3.31" style:family="table-row">
      <style:table-row-properties style:min-row-height="0.2438in"/>
    </style:style>
    <style:style style:name="Table3.B31" style:family="table-cell">
      <style:table-cell-properties fo:padding="0.0382in" fo:border="none"/>
    </style:style>
    <style:style style:name="Table3.C31" style:family="table-cell">
      <style:table-cell-properties fo:padding="0.0382in" fo:border="none"/>
    </style:style>
    <style:style style:name="Table3.A32" style:family="table-cell">
      <style:table-cell-properties style:vertical-align="" fo:padding="0.0382in" fo:border="none"/>
    </style:style>
    <style:style style:name="Table3.B32" style:family="table-cell">
      <style:table-cell-properties fo:padding="0.0382in" fo:border="none"/>
    </style:style>
    <style:style style:name="Table3.C32" style:family="table-cell">
      <style:table-cell-properties fo:padding="0.0382in" fo:border="none"/>
    </style:style>
    <style:style style:name="Table3.33" style:family="table-row">
      <style:table-row-properties style:min-row-height="0.2438in" fo:background-color="transparent" fo:keep-together="auto">
        <style:background-image/>
      </style:table-row-properties>
    </style:style>
    <style:style style:name="Table3.A3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.B33" style:family="table-cell">
      <style:table-cell-properties fo:padding="0.0382in" fo:border="none"/>
    </style:style>
    <style:style style:name="Table3.C33" style:family="table-cell">
      <style:table-cell-properties fo:padding="0.0382in" fo:border="none"/>
    </style:style>
    <style:style style:name="Table3.B34" style:family="table-cell">
      <style:table-cell-properties fo:padding="0.0382in" fo:border="none"/>
    </style:style>
    <style:style style:name="Table3.C34" style:family="table-cell">
      <style:table-cell-properties fo:padding="0.0382in" fo:border="none"/>
    </style:style>
    <style:style style:name="Table3.B35" style:family="table-cell">
      <style:table-cell-properties fo:padding="0.0382in" fo:border="none"/>
    </style:style>
    <style:style style:name="Table3.C35" style:family="table-cell">
      <style:table-cell-properties fo:padding="0.0382in" fo:border="none"/>
    </style:style>
    <style:style style:name="Table3.B36" style:family="table-cell">
      <style:table-cell-properties fo:padding="0.0382in" fo:border="none"/>
    </style:style>
    <style:style style:name="Table3.C36" style:family="table-cell">
      <style:table-cell-properties fo:padding="0.0382in" fo:border="none"/>
    </style:style>
    <style:style style:name="Table3.B37" style:family="table-cell">
      <style:table-cell-properties fo:padding="0.0382in" fo:border="none"/>
    </style:style>
    <style:style style:name="Table3.C37" style:family="table-cell">
      <style:table-cell-properties fo:padding="0.0382in" fo:border="none"/>
    </style:style>
    <style:style style:name="Table3.B38" style:family="table-cell">
      <style:table-cell-properties fo:padding="0.0382in" fo:border="none"/>
    </style:style>
    <style:style style:name="Table3.C38" style:family="table-cell">
      <style:table-cell-properties fo:padding="0.0382in" fo:border="none"/>
    </style:style>
    <style:style style:name="Table3.B39" style:family="table-cell">
      <style:table-cell-properties fo:padding="0.0382in" fo:border="none"/>
    </style:style>
    <style:style style:name="Table3.C39" style:family="table-cell">
      <style:table-cell-properties fo:padding="0.0382in" fo:border="none"/>
    </style:style>
    <style:style style:name="Table3.B40" style:family="table-cell">
      <style:table-cell-properties fo:padding="0.0382in" fo:border="none"/>
    </style:style>
    <style:style style:name="Table3.C40" style:family="table-cell">
      <style:table-cell-properties fo:padding="0.0382in" fo:border="none"/>
    </style:style>
    <style:style style:name="Table3.B41" style:family="table-cell">
      <style:table-cell-properties fo:padding="0.0382in" fo:border="none"/>
    </style:style>
    <style:style style:name="Table3.C41" style:family="table-cell">
      <style:table-cell-properties fo:padding="0.0382in" fo:border="none"/>
    </style:style>
    <style:style style:name="Table3.B42" style:family="table-cell">
      <style:table-cell-properties fo:padding="0.0382in" fo:border="none"/>
    </style:style>
    <style:style style:name="Table3.C42" style:family="table-cell">
      <style:table-cell-properties fo:padding="0.0382in" fo:border="none"/>
    </style:style>
    <style:style style:name="Table3.B43" style:family="table-cell">
      <style:table-cell-properties fo:padding="0.0382in" fo:border="none"/>
    </style:style>
    <style:style style:name="Table3.C43" style:family="table-cell">
      <style:table-cell-properties fo:padding="0.0382in" fo:border="none"/>
    </style:style>
    <style:style style:name="Table3.B44" style:family="table-cell">
      <style:table-cell-properties fo:padding="0.0382in" fo:border="none"/>
    </style:style>
    <style:style style:name="Table3.C44" style:family="table-cell">
      <style:table-cell-properties fo:padding="0.0382in" fo:border="none"/>
    </style:style>
    <style:style style:name="Table3.45" style:family="table-row">
      <style:table-row-properties style:min-row-height="0.2368in"/>
    </style:style>
    <style:style style:name="Table3.B45" style:family="table-cell">
      <style:table-cell-properties fo:padding="0.0382in" fo:border="none"/>
    </style:style>
    <style:style style:name="Table3.C45" style:family="table-cell">
      <style:table-cell-properties fo:padding="0.0382in" fo:border="none"/>
    </style:style>
    <style:style style:name="Table3.46" style:family="table-row">
      <style:table-row-properties style:min-row-height="0.2368in"/>
    </style:style>
    <style:style style:name="Table3.A46" style:family="table-cell">
      <style:table-cell-properties fo:padding="0.0382in" fo:border="none"/>
    </style:style>
    <style:style style:name="Table3.B46" style:family="table-cell">
      <style:table-cell-properties fo:padding="0.0382in" fo:border="none"/>
    </style:style>
    <style:style style:name="Table3.C46" style:family="table-cell">
      <style:table-cell-properties fo:padding="0.0382in" fo:border="none"/>
    </style:style>
    <style:style style:name="Table3.47" style:family="table-row">
      <style:table-row-properties style:min-row-height="0.2368in"/>
    </style:style>
    <style:style style:name="Table3.A47" style:family="table-cell">
      <style:table-cell-properties fo:padding="0.0382in" fo:border="none"/>
    </style:style>
    <style:style style:name="Table3.B47" style:family="table-cell">
      <style:table-cell-properties fo:padding="0.0382in" fo:border="none"/>
    </style:style>
    <style:style style:name="Table3.C47" style:family="table-cell">
      <style:table-cell-properties fo:padding="0.0382in" fo:border="none"/>
    </style:style>
    <style:style style:name="Table3.48" style:family="table-row">
      <style:table-row-properties style:min-row-height="0.2368in"/>
    </style:style>
    <style:style style:name="Table3.A48" style:family="table-cell">
      <style:table-cell-properties fo:padding="0.0382in" fo:border="none"/>
    </style:style>
    <style:style style:name="Table3.B48" style:family="table-cell">
      <style:table-cell-properties fo:padding="0.0382in" fo:border="none"/>
    </style:style>
    <style:style style:name="Table3.C48" style:family="table-cell">
      <style:table-cell-properties fo:padding="0.0382in" fo:border="none"/>
    </style:style>
    <style:style style:name="Table3.49" style:family="table-row">
      <style:table-row-properties style:min-row-height="1.2306in"/>
    </style:style>
    <style:style style:name="Table3.A49" style:family="table-cell">
      <style:table-cell-properties fo:padding="0.0382in" fo:border="none"/>
    </style:style>
    <style:style style:name="Table3.B49" style:family="table-cell">
      <style:table-cell-properties fo:padding="0.0382in" fo:border="none"/>
    </style:style>
    <style:style style:name="Table3.C49" style:family="table-cell">
      <style:table-cell-properties fo:padding="0.0382in" fo:border="none"/>
    </style:style>
    <style:style style:name="P1" style:family="paragraph" style:parent-style-name="Header">
      <style:text-properties officeooo:rsid="0049d0e6" officeooo:paragraph-rsid="0049d0e6"/>
    </style:style>
    <style:style style:name="P2" style:family="paragraph" style:parent-style-name="Header_20_left">
      <style:text-properties fo:font-size="6pt" style:font-size-asian="5.25pt" style:font-size-complex="6pt"/>
    </style:style>
    <style:style style:name="P3" style:family="paragraph" style:parent-style-name="Normal">
      <style:text-properties fo:font-size="11pt"/>
    </style:style>
    <style:style style:name="P4" style:family="paragraph" style:parent-style-name="Normal">
      <style:text-properties fo:font-size="11pt" fo:font-weight="bold"/>
    </style:style>
    <style:style style:name="P5" style:family="paragraph" style:parent-style-name="Normal">
      <style:paragraph-properties fo:text-align="end" style:justify-single-word="false"/>
      <style:text-properties fo:color="#000000" style:font-name="Minion Pro" fo:font-size="10pt" fo:font-style="normal" fo:font-weight="normal" officeooo:paragraph-rsid="0026997d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Normal">
      <style:paragraph-properties fo:text-align="end" style:justify-single-word="false"/>
      <style:text-properties fo:color="#000000" style:font-name="Minion Pro" fo:font-size="10pt" fo:font-style="normal" fo:font-weight="normal" officeooo:rsid="00281326" officeooo:paragraph-rsid="0028132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Normal">
      <style:paragraph-properties fo:text-align="end" style:justify-single-word="false"/>
      <style:text-properties fo:color="#000000" style:font-name="Minion Pro" fo:font-size="10pt" fo:font-style="normal" fo:font-weight="normal" officeooo:rsid="00785c23" officeooo:paragraph-rsid="00785c23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Normal">
      <style:paragraph-properties fo:text-align="end" style:justify-single-word="false"/>
      <style:text-properties fo:color="#000000" style:font-name="Minion Pro" fo:font-size="10pt" fo:font-style="normal" fo:font-weight="bold" officeooo:rsid="00a91b5d" officeooo:paragraph-rsid="00a91b5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Normal">
      <style:paragraph-properties fo:text-align="end" style:justify-single-word="false"/>
      <style:text-properties fo:color="#000000" style:font-name="Minion Pro" fo:font-size="10pt" fo:font-style="normal" fo:font-weight="bold" officeooo:rsid="00a9b275" officeooo:paragraph-rsid="00a9b275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Normal">
      <style:text-properties fo:color="#000000" style:font-name="Minion Pro" fo:font-size="11pt" fo:font-style="normal" fo:font-weight="bold" officeooo:rsid="00b172a1" officeooo:paragraph-rsid="00b172a1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Normal">
      <style:text-properties fo:color="#000000" style:font-name="Minion Pro" fo:font-size="11pt" fo:font-style="normal" fo:font-weight="bold" officeooo:paragraph-rsid="00f666d1"/>
    </style:style>
    <style:style style:name="P12" style:family="paragraph" style:parent-style-name="Normal">
      <style:text-properties fo:color="#000000" style:font-name="Minion Pro" fo:font-size="11pt" fo:font-style="normal" fo:font-weight="normal" officeooo:rsid="00a9b275" officeooo:paragraph-rsid="00a9b275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Normal">
      <style:text-properties fo:color="#000000" style:font-name="Minion Pro" fo:font-size="11pt" fo:font-style="normal" fo:font-weight="normal" officeooo:rsid="00aa7687" officeooo:paragraph-rsid="00aa7687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Normal">
      <style:text-properties fo:color="#000000" style:font-name="Minion Pro" fo:font-size="11pt" fo:font-style="normal" fo:font-weight="normal" officeooo:rsid="00dbbd27" officeooo:paragraph-rsid="00f666d1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Normal">
      <style:text-properties fo:color="#000000" style:font-name="Minion Pro" fo:font-size="11pt" fo:font-style="normal" fo:font-weight="normal" officeooo:rsid="0116696e" officeooo:paragraph-rsid="0116696e" style:font-style-asian="normal" style:font-weight-asian="normal" style:font-style-complex="normal" style:font-weight-complex="normal"/>
    </style:style>
    <style:style style:name="P16" style:family="paragraph" style:parent-style-name="Normal">
      <style:text-properties fo:color="#000000" style:font-name="Minion Pro" fo:font-size="11pt" fo:font-weight="bold" officeooo:rsid="00a91b5d" officeooo:paragraph-rsid="00a9b275" style:font-size-asian="9.60000038146973pt" style:font-weight-asian="bold" style:font-size-complex="11pt" style:font-weight-complex="bold"/>
    </style:style>
    <style:style style:name="P17" style:family="paragraph" style:parent-style-name="Normal">
      <style:text-properties fo:color="#000000" style:font-name="Minion Pro" fo:font-size="11pt" fo:font-weight="bold" officeooo:rsid="00a9b275" officeooo:paragraph-rsid="00a9b275" style:font-size-asian="9.60000038146973pt" style:font-weight-asian="bold" style:font-size-complex="11pt" style:font-weight-complex="bold"/>
    </style:style>
    <style:style style:name="P18" style:family="paragraph" style:parent-style-name="Normal">
      <style:text-properties fo:color="#000000" style:font-name="Minion Pro" fo:font-size="11pt" fo:font-weight="bold" officeooo:rsid="00b172a1" officeooo:paragraph-rsid="00b172a1" style:font-size-asian="9.60000038146973pt" style:font-weight-asian="bold" style:font-size-complex="11pt" style:font-weight-complex="bold"/>
    </style:style>
    <style:style style:name="P19" style:family="paragraph" style:parent-style-name="Normal">
      <style:text-properties fo:color="#000000" style:font-name="Minion Pro" fo:font-size="11pt" fo:font-weight="bold" officeooo:rsid="00b2c731" officeooo:paragraph-rsid="00b2c731" style:font-size-asian="9.60000038146973pt" style:font-weight-asian="bold" style:font-size-complex="11pt" style:font-weight-complex="bold"/>
    </style:style>
    <style:style style:name="P20" style:family="paragraph" style:parent-style-name="Normal">
      <style:text-properties fo:color="#000000" style:font-name="Minion Pro" fo:font-size="11pt" fo:font-weight="bold" officeooo:rsid="00fdf04c" officeooo:paragraph-rsid="00fdf04c" style:font-size-asian="9.60000038146973pt" style:font-weight-asian="bold" style:font-size-complex="11pt" style:font-weight-complex="bold"/>
    </style:style>
    <style:style style:name="P21" style:family="paragraph" style:parent-style-name="Normal">
      <style:text-properties fo:color="#000000" style:font-name="Minion Pro" fo:font-size="11pt" fo:font-weight="bold" officeooo:rsid="00feac8e" officeooo:paragraph-rsid="00feac8e" style:font-size-asian="9.60000038146973pt" style:font-weight-asian="bold" style:font-size-complex="11pt" style:font-weight-complex="bold"/>
    </style:style>
    <style:style style:name="P22" style:family="paragraph" style:parent-style-name="Normal">
      <style:text-properties fo:color="#000000" style:font-name="Minion Pro" fo:font-size="11pt" fo:font-weight="normal" officeooo:rsid="00fdf04c" officeooo:paragraph-rsid="00fdf04c" style:font-size-asian="9.60000038146973pt" style:font-weight-asian="normal" style:font-size-complex="11pt" style:font-weight-complex="normal"/>
    </style:style>
    <style:style style:name="P23" style:family="paragraph" style:parent-style-name="Normal">
      <style:text-properties fo:color="#000000" style:font-name="Minion Pro" fo:font-size="11pt" fo:font-weight="normal" officeooo:rsid="00feac8e" officeooo:paragraph-rsid="00feac8e" style:font-size-asian="9.60000038146973pt" style:font-weight-asian="normal" style:font-size-complex="11pt" style:font-weight-complex="normal"/>
    </style:style>
    <style:style style:name="P24" style:family="paragraph" style:parent-style-name="Normal">
      <style:paragraph-properties fo:text-align="justify" style:justify-single-word="false"/>
      <style:text-properties fo:color="#000000" style:font-name="Linux Libertine O" fo:font-size="11pt" fo:font-weight="normal" officeooo:rsid="00984367" officeooo:paragraph-rsid="009adb98"/>
    </style:style>
    <style:style style:name="P25" style:family="paragraph" style:parent-style-name="Normal">
      <style:paragraph-properties fo:text-align="justify" style:justify-single-word="false"/>
      <style:text-properties fo:color="#000000" style:font-name="Linux Libertine O" fo:font-size="11pt" fo:font-weight="normal" officeooo:rsid="0098cb97" officeooo:paragraph-rsid="0098cb97"/>
    </style:style>
    <style:style style:name="P26" style:family="paragraph" style:parent-style-name="Normal">
      <style:paragraph-properties fo:text-align="justify" style:justify-single-word="false"/>
      <style:text-properties fo:color="#000000" style:font-name="Linux Libertine O" fo:font-size="11pt" fo:font-weight="normal" officeooo:rsid="0098cb97" officeooo:paragraph-rsid="00debafe"/>
    </style:style>
    <style:style style:name="P27" style:family="paragraph" style:parent-style-name="Normal">
      <style:paragraph-properties fo:text-align="justify" style:justify-single-word="false"/>
      <style:text-properties fo:color="#000000" style:font-name="Linux Libertine O" fo:font-size="11pt" fo:font-weight="normal" officeooo:rsid="00c22981" officeooo:paragraph-rsid="00d7da3a"/>
    </style:style>
    <style:style style:name="P28" style:family="paragraph" style:parent-style-name="Normal">
      <style:text-properties fo:color="#000000" fo:font-size="11pt" officeooo:rsid="011d1af8" officeooo:paragraph-rsid="011d1af8" style:font-size-asian="11pt" style:font-size-complex="11pt"/>
    </style:style>
    <style:style style:name="P29" style:family="paragraph" style:parent-style-name="Normal">
      <loext:graphic-properties draw:fill="solid" draw:fill-color="#ffffff"/>
      <style:paragraph-properties fo:text-align="end" style:justify-single-word="false" fo:background-color="#ffffff"/>
      <style:text-properties style:font-name="Linux Libertine O" fo:font-size="11pt" fo:font-weight="bold" fo:background-color="#ffffff"/>
    </style:style>
    <style:style style:name="P30" style:family="paragraph" style:parent-style-name="Normal">
      <style:paragraph-properties fo:text-align="end" style:justify-single-word="false"/>
      <style:text-properties style:font-name="Linux Libertine O" fo:font-size="10pt" fo:font-weight="normal"/>
    </style:style>
    <style:style style:name="P31" style:family="paragraph" style:parent-style-name="Normal">
      <style:text-properties fo:color="#800000" fo:font-size="14pt" fo:font-weight="normal"/>
    </style:style>
    <style:style style:name="P32" style:family="paragraph" style:parent-style-name="Normal">
      <loext:graphic-properties draw:fill="solid" draw:fill-color="#800000"/>
      <style:paragraph-properties fo:text-align="end" style:justify-single-word="false" fo:background-color="#800000"/>
      <style:text-properties fo:color="#800000" fo:font-size="8pt" fo:font-weight="bold" fo:background-color="#800000"/>
    </style:style>
    <style:style style:name="P33" style:family="paragraph" style:parent-style-name="Normal">
      <loext:graphic-properties draw:fill="solid" draw:fill-color="#800000"/>
      <style:paragraph-properties fo:text-align="end" style:justify-single-word="false" fo:background-color="#800000"/>
      <style:text-properties fo:color="#800000" fo:font-size="8pt" fo:background-color="#800000"/>
    </style:style>
    <style:style style:name="P34" style:family="paragraph" style:parent-style-name="Normal">
      <style:paragraph-properties fo:text-align="justify" style:justify-single-word="false"/>
      <style:text-properties fo:color="#800000" style:font-name="Lato Semibold" fo:font-size="14pt" fo:font-weight="normal"/>
    </style:style>
    <style:style style:name="P35" style:family="paragraph" style:parent-style-name="Normal">
      <style:text-properties fo:color="#800000" style:font-name="Lato Semibold" fo:font-size="14pt" fo:font-weight="normal" officeooo:rsid="00281326" officeooo:paragraph-rsid="00281326"/>
    </style:style>
    <style:style style:name="P36" style:family="paragraph" style:parent-style-name="Normal">
      <style:text-properties fo:color="#800000" style:font-name="Lato Semibold" fo:font-size="14pt" fo:font-weight="normal" officeooo:rsid="00a84cb8" officeooo:paragraph-rsid="00a84cb8"/>
    </style:style>
    <style:style style:name="P37" style:family="paragraph" style:parent-style-name="Normal">
      <style:text-properties fo:color="#800000" style:font-name="Lato Semibold" fo:font-size="14pt" fo:font-weight="normal" officeooo:rsid="00acdcdb" officeooo:paragraph-rsid="00acdcdb"/>
    </style:style>
    <style:style style:name="P38" style:family="paragraph" style:parent-style-name="Normal">
      <style:text-properties fo:color="#800000" style:font-name="Lato Semibold" fo:font-size="14pt" fo:font-weight="normal" officeooo:rsid="0104a753" officeooo:paragraph-rsid="0104a753"/>
    </style:style>
    <style:style style:name="P39" style:family="paragraph" style:parent-style-name="Normal">
      <style:text-properties fo:color="#800000" style:font-name="Lato Semibold" fo:font-size="14pt" fo:font-weight="normal" officeooo:rsid="00388e20" officeooo:paragraph-rsid="00388e20"/>
    </style:style>
    <style:style style:name="P40" style:family="paragraph" style:parent-style-name="Normal">
      <style:text-properties fo:color="#800000" style:font-name="Lato Semibold" fo:font-size="14pt" fo:font-weight="normal" officeooo:rsid="002ae760" officeooo:paragraph-rsid="002ae760"/>
    </style:style>
    <style:style style:name="P41" style:family="paragraph" style:parent-style-name="Normal">
      <loext:graphic-properties draw:fill="solid" draw:fill-color="#800000"/>
      <style:paragraph-properties fo:text-align="end" style:justify-single-word="false" fo:background-color="#800000"/>
      <style:text-properties fo:color="#800000" style:font-name="Times New Roman1" fo:font-size="8pt" fo:language="en" fo:country="US" fo:font-weight="bold" officeooo:paragraph-rsid="01273dde" fo:background-color="#800000"/>
    </style:style>
    <style:style style:name="P42" style:family="paragraph" style:parent-style-name="Normal">
      <style:paragraph-properties fo:text-align="center" style:justify-single-word="false"/>
      <style:text-properties fo:color="#666666" fo:font-size="8pt" fo:font-style="italic"/>
    </style:style>
    <style:style style:name="P43" style:family="paragraph" style:parent-style-name="Normal">
      <style:paragraph-properties fo:text-align="center" style:justify-single-word="false"/>
      <style:text-properties fo:color="#666666" style:font-name="Junction" fo:font-size="8pt" fo:font-style="italic" fo:font-weight="normal" style:font-size-asian="7pt" style:font-size-complex="8pt"/>
    </style:style>
    <style:style style:name="P44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paragraph-rsid="0038a895" style:font-size-asian="12pt" style:font-size-complex="12pt"/>
    </style:style>
    <style:style style:name="P45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paragraph-rsid="002ae760" style:font-size-asian="12pt" style:font-size-complex="12pt"/>
    </style:style>
    <style:style style:name="P46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3cddc4" officeooo:paragraph-rsid="007f1298" style:font-size-asian="12pt" style:font-size-complex="12pt"/>
    </style:style>
    <style:style style:name="P47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3cddc4" officeooo:paragraph-rsid="0038a895" style:font-size-asian="12pt" style:font-size-complex="12pt"/>
    </style:style>
    <style:style style:name="P48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38ece4" officeooo:paragraph-rsid="0038ece4" style:font-size-asian="12pt" style:font-size-complex="12pt"/>
    </style:style>
    <style:style style:name="P49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8d1962" officeooo:paragraph-rsid="003f8fe2" style:font-size-asian="12pt" style:font-size-complex="12pt"/>
    </style:style>
    <style:style style:name="P50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281326" officeooo:paragraph-rsid="010fb352" style:font-size-asian="12pt" style:font-style-asian="italic" style:font-size-complex="12pt" style:font-style-complex="italic"/>
    </style:style>
    <style:style style:name="P51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281326" officeooo:paragraph-rsid="0036853b" style:font-size-asian="12pt" style:font-style-asian="italic" style:font-size-complex="12pt" style:font-style-complex="italic"/>
    </style:style>
    <style:style style:name="P52" style:family="paragraph" style:parent-style-name="Normal">
      <style:paragraph-properties fo:text-align="start" style:justify-single-word="false"/>
      <style:text-properties fo:color="#666666" style:font-name="Lato Light" fo:font-size="14pt" fo:font-style="italic" fo:font-weight="normal" officeooo:paragraph-rsid="0036853b" style:font-size-asian="14pt" style:font-size-complex="14pt"/>
    </style:style>
    <style:style style:name="P53" style:family="paragraph" style:parent-style-name="Normal">
      <style:paragraph-properties fo:text-align="end" style:justify-single-word="false"/>
      <style:text-properties fo:font-size="8pt" fo:font-weight="bold" style:font-size-asian="8pt" style:font-size-complex="8pt"/>
    </style:style>
    <style:style style:name="P54" style:family="paragraph" style:parent-style-name="Normal">
      <style:text-properties style:font-name="Minion Pro" fo:font-size="11pt"/>
    </style:style>
    <style:style style:name="P55" style:family="paragraph" style:parent-style-name="Normal">
      <style:text-properties style:font-name="Minion Pro" fo:font-size="11pt" officeooo:rsid="00281326" officeooo:paragraph-rsid="002a6900"/>
    </style:style>
    <style:style style:name="P56" style:family="paragraph" style:parent-style-name="Normal">
      <style:text-properties style:font-name="Minion Pro" fo:font-size="11pt" fo:font-style="italic" officeooo:rsid="00281326" officeooo:paragraph-rsid="002a6900" style:font-style-asian="italic" style:font-style-complex="italic"/>
    </style:style>
    <style:style style:name="P57" style:family="paragraph" style:parent-style-name="Normal">
      <style:text-properties style:font-name="Minion Pro" fo:font-size="11pt" officeooo:rsid="00785c23" officeooo:paragraph-rsid="00785c23"/>
    </style:style>
    <style:style style:name="P58" style:family="paragraph" style:parent-style-name="Normal">
      <style:text-properties style:font-name="Minion Pro" fo:font-size="11pt" officeooo:rsid="00785c23" officeooo:paragraph-rsid="007a9fe0"/>
    </style:style>
    <style:style style:name="P59" style:family="paragraph" style:parent-style-name="Normal">
      <style:text-properties style:font-name="Minion Pro" fo:font-size="11pt" officeooo:rsid="007a9fe0" officeooo:paragraph-rsid="007a9fe0"/>
    </style:style>
    <style:style style:name="P60" style:family="paragraph" style:parent-style-name="Normal">
      <style:text-properties style:font-name="Minion Pro" fo:font-size="11pt" fo:font-weight="bold" officeooo:rsid="0039d356" officeooo:paragraph-rsid="00463324" style:font-weight-asian="bold" style:font-weight-complex="bold"/>
    </style:style>
    <style:style style:name="P61" style:family="paragraph" style:parent-style-name="Normal">
      <style:text-properties style:font-name="Minion Pro" fo:font-size="11pt" fo:font-weight="bold" officeooo:rsid="008d9ed6" officeooo:paragraph-rsid="008d9ed6" style:font-weight-asian="bold" style:font-weight-complex="bold"/>
    </style:style>
    <style:style style:name="P62" style:family="paragraph" style:parent-style-name="Normal">
      <style:text-properties style:font-name="Minion Pro" fo:font-size="11pt" officeooo:paragraph-rsid="00456c16"/>
    </style:style>
    <style:style style:name="P63" style:family="paragraph" style:parent-style-name="Normal">
      <style:text-properties style:font-name="Minion Pro" fo:font-size="11pt" fo:font-style="normal" fo:font-weight="bold" officeooo:rsid="008dd624" officeooo:paragraph-rsid="00908608" style:font-style-asian="normal" style:font-weight-asian="bold" style:font-style-complex="normal" style:font-weight-complex="bold"/>
    </style:style>
    <style:style style:name="P64" style:family="paragraph" style:parent-style-name="Normal">
      <style:text-properties style:font-name="Minion Pro" fo:font-size="11pt" fo:font-style="normal" fo:font-weight="bold" officeooo:rsid="00908608" officeooo:paragraph-rsid="00908608" style:font-style-asian="normal" style:font-weight-asian="bold" style:font-style-complex="normal" style:font-weight-complex="bold"/>
    </style:style>
    <style:style style:name="P65" style:family="paragraph" style:parent-style-name="Normal">
      <style:text-properties style:font-name="Minion Pro" fo:font-size="11pt" fo:font-style="normal" fo:font-weight="bold" officeooo:rsid="0116696e" officeooo:paragraph-rsid="01198b94" style:font-style-asian="normal" style:font-weight-asian="bold" style:font-style-complex="normal" style:font-weight-complex="bold"/>
    </style:style>
    <style:style style:name="P66" style:family="paragraph" style:parent-style-name="Normal">
      <style:text-properties style:font-name="Minion Pro" fo:font-size="11pt" style:font-size-asian="11pt" style:font-size-complex="11pt"/>
    </style:style>
    <style:style style:name="P67" style:family="paragraph" style:parent-style-name="Normal">
      <style:text-properties style:font-name="Minion Pro" fo:font-size="11pt" officeooo:rsid="010fb352" officeooo:paragraph-rsid="0125a308" style:font-size-asian="11pt" style:font-size-complex="11pt"/>
    </style:style>
    <style:style style:name="P68" style:family="paragraph" style:parent-style-name="Normal">
      <style:text-properties style:font-name="Minion Pro" fo:font-size="11pt" officeooo:rsid="0110d4f9" officeooo:paragraph-rsid="0125a308" style:font-size-asian="11pt" style:font-size-complex="11pt"/>
    </style:style>
    <style:style style:name="P69" style:family="paragraph" style:parent-style-name="Normal">
      <style:text-properties style:font-name="Minion Pro" fo:font-size="11pt" officeooo:paragraph-rsid="004f5b64"/>
    </style:style>
    <style:style style:name="P70" style:family="paragraph" style:parent-style-name="Normal">
      <style:paragraph-properties fo:text-align="end" style:justify-single-word="false"/>
      <style:text-properties style:font-name="Minion Pro" fo:font-size="8pt" officeooo:rsid="00232ee1" officeooo:paragraph-rsid="004b73a1" style:font-size-asian="8pt" style:font-size-complex="8pt"/>
    </style:style>
    <style:style style:name="P71" style:family="paragraph" style:parent-style-name="Normal">
      <style:paragraph-properties fo:text-align="end" style:justify-single-word="false"/>
      <style:text-properties style:font-name="Minion Pro" fo:font-size="8pt" officeooo:rsid="00232ee1" officeooo:paragraph-rsid="00216d88" style:font-size-asian="8pt" style:font-size-complex="8pt"/>
    </style:style>
    <style:style style:name="P72" style:family="paragraph" style:parent-style-name="Normal">
      <style:paragraph-properties fo:text-align="end" style:justify-single-word="false"/>
      <style:text-properties style:font-name="Minion Pro" fo:font-size="9pt" fo:font-weight="bold" style:font-size-asian="9pt" style:font-size-complex="9pt"/>
    </style:style>
    <style:style style:name="P73" style:family="paragraph" style:parent-style-name="Normal">
      <loext:graphic-properties draw:fill="solid" draw:fill-color="#ffffff"/>
      <style:paragraph-properties fo:text-align="end" style:justify-single-word="false" fo:background-color="#ffffff"/>
      <style:text-properties style:font-name="Minion Pro" fo:font-size="10pt" fo:font-weight="bold" officeooo:rsid="0104a753" officeooo:paragraph-rsid="0104a753" fo:background-color="#ffffff" style:font-size-asian="10pt" style:font-size-complex="10pt"/>
    </style:style>
    <style:style style:name="P74" style:family="paragraph" style:parent-style-name="Normal">
      <loext:graphic-properties draw:fill="solid" draw:fill-color="#ffffff"/>
      <style:paragraph-properties fo:text-align="end" style:justify-single-word="false" fo:background-color="#ffffff"/>
      <style:text-properties style:font-name="Minion Pro" fo:font-size="10pt" fo:font-weight="bold" officeooo:rsid="0105946e" officeooo:paragraph-rsid="0105946e" fo:background-color="#ffffff" style:font-size-asian="10pt" style:font-size-complex="10pt"/>
    </style:style>
    <style:style style:name="P75" style:family="paragraph" style:parent-style-name="Normal">
      <loext:graphic-properties draw:fill="solid" draw:fill-color="#ffffff"/>
      <style:paragraph-properties fo:text-align="end" style:justify-single-word="false" fo:background-color="#ffffff"/>
      <style:text-properties style:font-name="Minion Pro" fo:font-size="10pt" fo:font-weight="bold" officeooo:rsid="011d1af8" officeooo:paragraph-rsid="011d1af8" fo:background-color="#ffffff" style:font-size-asian="10pt" style:font-size-complex="10pt"/>
    </style:style>
    <style:style style:name="P76" style:family="paragraph" style:parent-style-name="Normal">
      <style:paragraph-properties fo:text-align="end" style:justify-single-word="false"/>
      <style:text-properties fo:font-size="7pt" fo:font-weight="bold" officeooo:rsid="00232ee1" officeooo:paragraph-rsid="00232ee1" style:font-size-asian="7pt" style:font-size-complex="7pt"/>
    </style:style>
    <style:style style:name="P77" style:family="paragraph" style:parent-style-name="Normal">
      <style:paragraph-properties fo:text-align="center" style:justify-single-word="false"/>
      <style:text-properties fo:color="#999999" style:font-name="Lato Light" fo:font-size="18pt" fo:font-style="italic" fo:font-weight="normal"/>
    </style:style>
    <style:style style:name="P78" style:family="paragraph" style:parent-style-name="Normal">
      <loext:graphic-properties draw:fill="solid" draw:fill-color="#ffffff"/>
      <style:paragraph-properties fo:text-align="end" style:justify-single-word="false" fo:background-color="#ffffff"/>
      <style:text-properties fo:color="#999999" style:font-name="Lato Light" fo:font-size="12pt" fo:font-style="italic" fo:font-weight="normal" officeooo:rsid="00984367" officeooo:paragraph-rsid="00984367" fo:background-color="#ffffff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Normal">
      <loext:graphic-properties draw:fill="solid" draw:fill-color="#ffffff"/>
      <style:paragraph-properties fo:text-align="end" style:justify-single-word="false" fo:background-color="#ffffff"/>
      <style:text-properties fo:color="#999999" style:font-name="Lato Light" fo:font-size="12pt" fo:font-style="italic" fo:font-weight="normal" officeooo:rsid="00c22981" officeooo:paragraph-rsid="00c22981" fo:background-color="#ffffff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Normal">
      <loext:graphic-properties draw:fill="solid" draw:fill-color="#ffffff"/>
      <style:paragraph-properties fo:text-align="end" style:justify-single-word="false" fo:background-color="#ffffff"/>
      <style:text-properties fo:color="#999999" style:font-name="Lato Light" fo:font-size="12pt" fo:font-style="italic" fo:font-weight="normal" officeooo:rsid="00debafe" officeooo:paragraph-rsid="00debafe" fo:background-color="#ffffff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Normal">
      <style:paragraph-properties fo:text-align="end" style:justify-single-word="false"/>
      <style:text-properties fo:font-variant="normal" fo:text-transform="none" fo:color="#000000" style:font-name="Minion Pro" fo:font-size="8pt" fo:letter-spacing="normal" fo:font-style="normal" fo:font-weight="normal" officeooo:rsid="00232ee1" officeooo:paragraph-rsid="004b73a1" style:font-size-asian="8pt" style:font-size-complex="8pt"/>
    </style:style>
    <style:style style:name="P82" style:family="paragraph" style:parent-style-name="Normal">
      <style:text-properties fo:font-variant="normal" fo:text-transform="none" fo:color="#000000" style:font-name="Minion Pro" fo:font-size="11pt" fo:letter-spacing="normal" fo:font-style="normal" fo:font-weight="normal" officeooo:paragraph-rsid="006febc6"/>
    </style:style>
    <style:style style:name="P83" style:family="paragraph" style:parent-style-name="Normal">
      <style:text-properties fo:font-variant="normal" fo:text-transform="none" fo:color="#262420" style:font-name="Minion Pro" fo:font-size="11pt" fo:letter-spacing="normal" fo:font-style="normal" fo:font-weight="normal" officeooo:rsid="003c5587" officeooo:paragraph-rsid="00463324" style:font-size-asian="11pt" style:font-weight-asian="normal" style:font-size-complex="11pt" style:font-weight-complex="normal"/>
    </style:style>
    <style:style style:name="P84" style:family="paragraph" style:parent-style-name="Normal">
      <style:text-properties officeooo:paragraph-rsid="002a6900"/>
    </style:style>
    <style:style style:name="P85" style:family="paragraph" style:parent-style-name="Normal">
      <style:text-properties officeooo:paragraph-rsid="00b92c3e"/>
    </style:style>
    <style:style style:name="P86" style:family="paragraph" style:parent-style-name="Normal">
      <style:paragraph-properties fo:text-align="end" style:justify-single-word="false"/>
      <style:text-properties style:font-name="LM Mono 9" fo:font-size="10pt"/>
    </style:style>
    <style:style style:name="P87" style:family="paragraph" style:parent-style-name="Normal">
      <style:text-properties officeooo:paragraph-rsid="0104a753"/>
    </style:style>
    <style:style style:name="P88" style:family="paragraph" style:parent-style-name="Normal">
      <style:text-properties officeooo:paragraph-rsid="0105946e"/>
    </style:style>
    <style:style style:name="P89" style:family="paragraph" style:parent-style-name="Normal">
      <style:text-properties officeooo:paragraph-rsid="011d1af8"/>
    </style:style>
    <style:style style:name="P90" style:family="paragraph" style:parent-style-name="Normal">
      <style:text-properties officeooo:paragraph-rsid="004f5b64"/>
    </style:style>
    <style:style style:name="P91" style:family="paragraph" style:parent-style-name="Text_20_body">
      <style:paragraph-properties fo:margin-top="0in" fo:margin-bottom="0in" loext:contextual-spacing="false"/>
      <style:text-properties style:font-name="Minion Pro" fo:font-size="11pt" fo:font-weight="bold" officeooo:rsid="007e249a" officeooo:paragraph-rsid="007e249a" style:font-weight-asian="bold" style:font-weight-complex="bold"/>
    </style:style>
    <style:style style:name="P92" style:family="paragraph" style:parent-style-name="Text_20_body">
      <style:paragraph-properties fo:margin-top="0in" fo:margin-bottom="0in" loext:contextual-spacing="false"/>
      <style:text-properties style:font-name="Minion Pro" fo:font-size="11pt" fo:font-weight="bold" officeooo:rsid="0039d356" officeooo:paragraph-rsid="00463324" style:font-weight-asian="bold" style:font-weight-complex="bold"/>
    </style:style>
    <style:style style:name="P93" style:family="paragraph" style:parent-style-name="Text_20_body">
      <style:paragraph-properties fo:margin-top="0in" fo:margin-bottom="0in" loext:contextual-spacing="false"/>
      <style:text-properties style:font-name="Minion Pro" fo:font-size="11pt" fo:font-weight="bold" style:font-size-asian="11pt" style:font-weight-asian="bold" style:font-size-complex="11pt" style:font-weight-complex="bold"/>
    </style:style>
    <style:style style:name="P94" style:family="paragraph" style:parent-style-name="Text_20_body">
      <style:paragraph-properties fo:margin-top="0in" fo:margin-bottom="0in" loext:contextual-spacing="false"/>
      <style:text-properties style:font-name="Minion Pro" fo:font-size="11pt" fo:font-weight="bold" officeooo:rsid="003a0098" officeooo:paragraph-rsid="003a0098" style:font-size-asian="11pt" style:font-weight-asian="bold" style:font-size-complex="11pt" style:font-weight-complex="bold"/>
    </style:style>
    <style:style style:name="P95" style:family="paragraph" style:parent-style-name="Heading_20_1">
      <style:text-properties fo:color="#800000" style:font-name="Lato Heavy" fo:font-size="26pt" fo:font-weight="normal" style:font-size-asian="26pt" style:font-weight-asian="normal" style:font-size-complex="26pt" style:font-weight-complex="normal"/>
    </style:style>
    <style:style style:name="P96" style:family="paragraph" style:parent-style-name="Standard">
      <style:text-properties style:font-name="Minion Pro" fo:font-size="11pt" officeooo:paragraph-rsid="004f5b64"/>
    </style:style>
    <style:style style:name="P97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Minion Pro" fo:font-size="11pt" fo:letter-spacing="normal" fo:font-style="normal" fo:font-weight="bold" style:font-size-asian="11pt" style:font-size-complex="11pt"/>
    </style:style>
    <style:style style:name="P98" style:family="paragraph" style:parent-style-name="Normal">
      <style:paragraph-properties fo:text-align="end" style:justify-single-word="false"/>
      <style:text-properties officeooo:paragraph-rsid="0132bea6"/>
    </style:style>
    <style:style style:name="T1" style:family="text">
      <style:text-properties fo:color="#999999"/>
    </style:style>
    <style:style style:name="T2" style:family="text">
      <style:text-properties fo:color="#999999" fo:font-size="11pt" style:font-size-asian="11pt" style:font-size-complex="11pt"/>
    </style:style>
    <style:style style:name="T3" style:family="text">
      <style:text-properties fo:color="#ffffff" fo:font-weight="bold" fo:background-color="#800000" loext:char-shading-value="0" style:font-weight-asian="bold" style:font-weight-complex="bold"/>
    </style:style>
    <style:style style:name="T4" style:family="text">
      <style:text-properties fo:color="#000000" style:font-name="LM Mono 9" fo:font-size="8pt" style:text-underline-style="none" style:font-size-asian="8pt" style:font-size-complex="8pt"/>
    </style:style>
    <style:style style:name="T5" style:family="text">
      <style:text-properties fo:color="#000000" style:font-name="LM Mono 9" fo:font-size="8pt" style:text-underline-style="none" officeooo:rsid="00216d88" style:font-size-asian="8pt" style:font-size-complex="8pt"/>
    </style:style>
    <style:style style:name="T6" style:family="text">
      <style:text-properties fo:color="#000000" style:font-name="LM Mono 9" fo:font-size="8pt" style:text-underline-style="none" officeooo:rsid="00f10b6a" style:font-size-asian="8pt" style:font-size-complex="8pt"/>
    </style:style>
    <style:style style:name="T7" style:family="text">
      <style:text-properties fo:color="#000000" style:font-name="LM Mono 9" fo:font-size="8pt" style:text-underline-style="none" officeooo:rsid="0132bea6" style:font-size-asian="8pt" style:font-size-complex="8pt"/>
    </style:style>
    <style:style style:name="T8" style:family="text">
      <style:text-properties fo:color="#000000" fo:font-style="normal" fo:font-weight="normal" officeooo:rsid="004257d3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officeooo:rsid="01110c64" style:font-style-asian="normal" style:font-style-complex="normal"/>
    </style:style>
    <style:style style:name="T10" style:family="text">
      <style:text-properties fo:color="#000000" style:font-name="Minion Pro" fo:font-size="11pt" fo:font-style="normal" fo:font-weight="normal" officeooo:rsid="00441b66" style:font-style-asian="normal" style:font-weight-asian="normal" style:font-style-complex="normal" style:font-weight-complex="normal"/>
    </style:style>
    <style:style style:name="T11" style:family="text">
      <style:text-properties fo:color="#000000" style:font-name="Minion Pro" fo:font-size="11pt" fo:font-style="normal" fo:font-weight="normal" officeooo:rsid="00a9b275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font-name="Minion Pro" fo:font-size="11pt" fo:font-style="normal" fo:font-weight="normal" officeooo:rsid="00aa7687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00" style:font-name="Minion Pro" fo:font-size="11pt" fo:font-style="normal" fo:font-weight="normal" officeooo:rsid="00b92c3e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font-name="Minion Pro" fo:font-size="11pt" fo:font-style="normal" fo:font-weight="normal" officeooo:rsid="00e86c74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style:font-name="Minion Pro" fo:font-size="11pt" fo:font-style="normal" fo:font-weight="normal" officeooo:rsid="010f35b5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style:font-name="Minion Pro" fo:font-size="11pt" fo:font-style="italic" fo:font-weight="normal" officeooo:rsid="00a9b275" style:font-size-asian="9.60000038146973pt" style:font-style-asian="italic" style:font-weight-asian="normal" style:font-size-complex="11pt" style:font-style-complex="italic" style:font-weight-complex="normal"/>
    </style:style>
    <style:style style:name="T17" style:family="text">
      <style:text-properties fo:color="#000000" style:font-name="Minion Pro" fo:font-size="11pt" fo:font-weight="normal" officeooo:rsid="0104a753" style:font-size-asian="11pt" style:font-weight-asian="normal" style:font-size-complex="11pt" style:font-weight-complex="normal"/>
    </style:style>
    <style:style style:name="T18" style:family="text">
      <style:text-properties fo:color="#000000" style:font-name="Minion Pro" fo:font-size="11pt" fo:font-weight="normal" officeooo:rsid="0105946e" style:font-size-asian="11pt" style:font-weight-asian="normal" style:font-size-complex="11pt" style:font-weight-complex="normal"/>
    </style:style>
    <style:style style:name="T19" style:family="text">
      <style:text-properties fo:color="#000000" style:font-name="Minion Pro" fo:font-size="11pt" fo:font-weight="normal" officeooo:rsid="0113194f" style:font-size-asian="11pt" style:font-weight-asian="normal" style:font-size-complex="11pt" style:font-weight-complex="normal"/>
    </style:style>
    <style:style style:name="T20" style:family="text">
      <style:text-properties fo:color="#000000" style:font-name="Minion Pro" fo:font-size="11pt" fo:font-weight="normal" officeooo:rsid="0124f64e" style:font-size-asian="11pt" style:font-weight-asian="normal" style:font-size-complex="11pt" style:font-weight-complex="normal"/>
    </style:style>
    <style:style style:name="T21" style:family="text">
      <style:text-properties fo:color="#000000" style:font-name="Minion Pro" fo:font-size="11pt" fo:font-weight="normal" officeooo:rsid="01250a04" style:font-size-asian="11pt" style:font-weight-asian="normal" style:font-size-complex="11pt" style:font-weight-complex="normal"/>
    </style:style>
    <style:style style:name="T22" style:family="text">
      <style:text-properties fo:color="#000000" style:font-name="Minion Pro" fo:font-size="11pt" fo:font-weight="normal" officeooo:rsid="0104a753" style:font-size-asian="9.60000038146973pt" style:font-weight-asian="normal" style:font-size-complex="11pt" style:font-weight-complex="normal"/>
    </style:style>
    <style:style style:name="T23" style:family="text">
      <style:text-properties fo:color="#000000" style:font-name="Minion Pro" fo:font-size="11pt" fo:font-weight="normal" officeooo:rsid="0105946e" style:font-size-asian="9.60000038146973pt" style:font-weight-asian="normal" style:font-size-complex="11pt" style:font-weight-complex="normal"/>
    </style:style>
    <style:style style:name="T24" style:family="text">
      <style:text-properties fo:color="#000000" style:font-name="Minion Pro" fo:font-size="11pt" fo:font-weight="normal" officeooo:rsid="0105946e" style:font-size-asian="9.60000038146973pt" style:font-size-complex="11pt"/>
    </style:style>
    <style:style style:name="T25" style:family="text">
      <style:text-properties fo:color="#000000" style:font-name="Minion Pro" fo:font-size="11pt" fo:font-weight="bold" officeooo:rsid="0104a753" style:font-size-asian="11pt" style:font-weight-asian="bold" style:font-size-complex="11pt" style:font-weight-complex="bold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size="11pt" style:font-size-asian="11pt" style:font-size-complex="11pt"/>
    </style:style>
    <style:style style:name="T28" style:family="text">
      <style:text-properties fo:color="#000000" fo:font-size="11pt" officeooo:rsid="011d1af8" style:font-size-asian="11pt" style:font-size-complex="11pt"/>
    </style:style>
    <style:style style:name="T29" style:family="text">
      <style:text-properties fo:color="#000000" fo:font-size="11pt" officeooo:rsid="01237c71" style:font-size-asian="11pt" style:font-size-complex="11pt"/>
    </style:style>
    <style:style style:name="T30" style:family="text">
      <style:text-properties fo:color="#000000" fo:font-size="11pt" officeooo:rsid="0125ce16" style:font-size-asian="11pt" style:font-size-complex="11pt"/>
    </style:style>
    <style:style style:name="T31" style:family="text">
      <style:text-properties fo:color="#000000" style:text-position="super 58%" fo:font-size="11pt" officeooo:rsid="011d1af8" style:font-size-asian="11pt" style:font-size-complex="11pt"/>
    </style:style>
    <style:style style:name="T32" style:family="text">
      <style:text-properties officeooo:rsid="001acca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92e1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12b2eaf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257d3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45ddac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8dac1d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8f4c18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9b275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28a565" style:font-style-asian="italic" style:font-weight-asian="normal" style:font-style-complex="italic" style:font-weight-complex="normal"/>
    </style:style>
    <style:style style:name="T44" style:family="text">
      <style:text-properties fo:font-style="italic" style:font-size-asian="11pt" style:font-style-asian="italic" style:font-size-complex="11pt" style:font-style-complex="itali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8f4c18" style:font-weight-asian="normal" style:font-weight-complex="normal"/>
    </style:style>
    <style:style style:name="T47" style:family="text">
      <style:text-properties fo:font-weight="normal" officeooo:rsid="008f607f" style:font-weight-asian="normal" style:font-weight-complex="normal"/>
    </style:style>
    <style:style style:name="T48" style:family="text">
      <style:text-properties fo:font-weight="normal" officeooo:rsid="00905d35" style:font-weight-asian="normal" style:font-weight-complex="normal"/>
    </style:style>
    <style:style style:name="T49" style:family="text">
      <style:text-properties fo:font-weight="normal" officeooo:rsid="00b4863a" style:font-weight-asian="normal" style:font-weight-complex="normal"/>
    </style:style>
    <style:style style:name="T50" style:family="text">
      <style:text-properties fo:font-weight="normal" officeooo:rsid="00b55f75" style:font-weight-asian="normal" style:font-weight-complex="normal"/>
    </style:style>
    <style:style style:name="T51" style:family="text">
      <style:text-properties fo:font-weight="normal" officeooo:rsid="00b6fec0" style:font-weight-asian="normal" style:font-weight-complex="normal"/>
    </style:style>
    <style:style style:name="T52" style:family="text">
      <style:text-properties fo:font-weight="normal" officeooo:rsid="00d8c292" style:font-weight-asian="normal" style:font-weight-complex="normal"/>
    </style:style>
    <style:style style:name="T53" style:family="text">
      <style:text-properties fo:font-weight="normal" officeooo:rsid="00da4f87" style:font-weight-asian="normal" style:font-weight-complex="normal"/>
    </style:style>
    <style:style style:name="T54" style:family="text">
      <style:text-properties fo:font-weight="normal" officeooo:rsid="00eb7954" style:font-weight-asian="normal" style:font-weight-complex="normal"/>
    </style:style>
    <style:style style:name="T55" style:family="text">
      <style:text-properties fo:font-weight="normal" officeooo:rsid="00f28bdc" style:font-weight-asian="normal" style:font-weight-complex="normal"/>
    </style:style>
    <style:style style:name="T56" style:family="text">
      <style:text-properties fo:font-weight="normal" officeooo:rsid="00f80061" style:font-weight-asian="normal" style:font-weight-complex="normal"/>
    </style:style>
    <style:style style:name="T57" style:family="text">
      <style:text-properties fo:font-weight="normal" officeooo:rsid="0113194f" style:font-weight-asian="normal" style:font-weight-complex="normal"/>
    </style:style>
    <style:style style:name="T58" style:family="text">
      <style:text-properties fo:font-weight="normal" officeooo:rsid="01198b94" style:font-weight-asian="normal" style:font-weight-complex="normal"/>
    </style:style>
    <style:style style:name="T59" style:family="text">
      <style:text-properties fo:font-weight="normal" officeooo:rsid="0125ce16" style:font-weight-asian="normal" style:font-weight-complex="normal"/>
    </style:style>
    <style:style style:name="T60" style:family="text">
      <style:text-properties fo:font-weight="normal" officeooo:rsid="012cfe40" style:font-weight-asian="normal" style:font-weight-complex="normal"/>
    </style:style>
    <style:style style:name="T61" style:family="text">
      <style:text-properties fo:font-weight="normal" officeooo:rsid="012de295" style:font-weight-asian="normal" style:font-weight-complex="normal"/>
    </style:style>
    <style:style style:name="T62" style:family="text">
      <style:text-properties fo:font-weight="normal" officeooo:rsid="00b2c731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weight="normal" officeooo:rsid="00dbbd27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weight="normal" officeooo:rsid="00dcde00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weight="normal" officeooo:rsid="0109fce4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weight="normal" officeooo:rsid="012219e9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weight="normal" officeooo:rsid="0128a565" style:font-style-asian="normal" style:font-weight-asian="normal" style:font-style-complex="normal" style:font-weight-complex="normal"/>
    </style:style>
    <style:style style:name="T68" style:family="text">
      <style:text-properties style:font-name="Minion Pro" fo:font-size="11pt"/>
    </style:style>
    <style:style style:name="T69" style:family="text">
      <style:text-properties style:font-name="Minion Pro" fo:font-size="11pt" fo:font-style="italic" fo:font-weight="normal" officeooo:rsid="0042d58d" style:font-style-asian="italic" style:font-weight-asian="normal" style:font-style-complex="italic" style:font-weight-complex="normal"/>
    </style:style>
    <style:style style:name="T70" style:family="text">
      <style:text-properties style:font-name="Minion Pro" fo:font-size="11pt" fo:font-style="italic" officeooo:rsid="00292e1d" style:font-style-asian="italic" style:font-style-complex="italic"/>
    </style:style>
    <style:style style:name="T71" style:family="text">
      <style:text-properties style:font-name="Minion Pro" fo:font-size="11pt" fo:font-style="italic" fo:font-weight="bold" officeooo:rsid="00292e1d" style:font-style-asian="italic" style:font-weight-asian="bold" style:font-style-complex="italic" style:font-weight-complex="bold"/>
    </style:style>
    <style:style style:name="T72" style:family="text">
      <style:text-properties style:font-name="Minion Pro" fo:font-size="11pt" fo:font-style="italic" style:font-size-asian="11pt" style:font-style-asian="italic" style:font-size-complex="11pt" style:font-style-complex="italic"/>
    </style:style>
    <style:style style:name="T73" style:family="text">
      <style:text-properties style:font-name="Minion Pro" fo:font-size="11pt" fo:font-weight="normal" style:font-weight-asian="normal" style:font-weight-complex="normal"/>
    </style:style>
    <style:style style:name="T74" style:family="text">
      <style:text-properties style:font-name="Minion Pro" fo:font-size="11pt" fo:font-weight="normal" officeooo:rsid="0064a664" style:font-size-asian="11pt" style:font-weight-asian="normal" style:font-size-complex="11pt" style:font-weight-complex="normal"/>
    </style:style>
    <style:style style:name="T75" style:family="text">
      <style:text-properties style:font-name="Minion Pro" fo:font-size="11pt" fo:font-weight="normal" officeooo:rsid="005ee4b9" style:font-size-asian="11pt" style:font-weight-asian="normal" style:font-size-complex="11pt" style:font-weight-complex="normal"/>
    </style:style>
    <style:style style:name="T76" style:family="text">
      <style:text-properties style:font-name="Minion Pro" fo:font-size="11pt" fo:font-weight="normal" officeooo:rsid="006815bd" style:font-size-asian="11pt" style:font-weight-asian="normal" style:font-size-complex="11pt" style:font-weight-complex="normal"/>
    </style:style>
    <style:style style:name="T77" style:family="text">
      <style:text-properties style:font-name="Minion Pro" fo:font-size="11pt" fo:font-weight="normal" officeooo:rsid="0066c75c" style:font-size-asian="11pt" style:font-weight-asian="normal" style:font-size-complex="11pt" style:font-weight-complex="normal"/>
    </style:style>
    <style:style style:name="T78" style:family="text">
      <style:text-properties style:font-name="Minion Pro" fo:font-size="11pt" fo:font-style="normal" fo:font-weight="normal" officeooo:rsid="0042d58d" style:font-style-asian="normal" style:font-weight-asian="normal" style:font-style-complex="normal" style:font-weight-complex="normal"/>
    </style:style>
    <style:style style:name="T79" style:family="text">
      <style:text-properties style:font-name="Minion Pro" fo:font-size="11pt" fo:font-style="normal" fo:font-weight="normal" officeooo:rsid="00441b66" style:font-style-asian="normal" style:font-weight-asian="normal" style:font-style-complex="normal" style:font-weight-complex="normal"/>
    </style:style>
    <style:style style:name="T80" style:family="text">
      <style:text-properties style:font-name="Minion Pro" fo:font-size="11pt" fo:font-style="normal" style:font-size-asian="11pt" style:font-style-asian="normal" style:font-size-complex="11pt" style:font-style-complex="normal"/>
    </style:style>
    <style:style style:name="T81" style:family="text">
      <style:text-properties style:font-name="Minion Pro" fo:font-size="11pt" fo:font-style="normal" officeooo:rsid="002cf3e1" style:font-size-asian="11pt" style:font-style-asian="normal" style:font-size-complex="11pt" style:font-style-complex="normal"/>
    </style:style>
    <style:style style:name="T82" style:family="text">
      <style:text-properties style:font-name="Minion Pro" fo:font-size="11pt" officeooo:rsid="00281326"/>
    </style:style>
    <style:style style:name="T83" style:family="text">
      <style:text-properties style:font-name="Minion Pro" fo:font-size="11pt" style:font-size-asian="11pt" style:font-size-complex="11pt"/>
    </style:style>
    <style:style style:name="T84" style:family="text">
      <style:text-properties style:font-name="Minion Pro" fo:font-size="11pt" officeooo:rsid="0064a664" style:font-size-asian="11pt" style:font-size-complex="11pt"/>
    </style:style>
    <style:style style:name="T85" style:family="text">
      <style:text-properties style:font-name="Minion Pro" fo:font-size="11pt" officeooo:rsid="006815bd" style:font-size-asian="11pt" style:font-size-complex="11pt"/>
    </style:style>
    <style:style style:name="T86" style:family="text">
      <style:text-properties style:font-name="Minion Pro" fo:font-size="11pt" officeooo:rsid="005ee4b9" style:font-size-asian="11pt" style:font-size-complex="11pt"/>
    </style:style>
    <style:style style:name="T87" style:family="text">
      <style:text-properties style:font-name="Minion Pro" fo:font-size="11pt" officeooo:rsid="0066c75c" style:font-size-asian="11pt" style:font-size-complex="11pt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1110c64" style:font-style-asian="normal" style:font-style-complex="normal"/>
    </style:style>
    <style:style style:name="T90" style:family="text">
      <style:text-properties fo:font-style="normal" officeooo:rsid="0125a308" style:font-style-asian="normal" style:font-style-complex="normal"/>
    </style:style>
    <style:style style:name="T91" style:family="text">
      <style:text-properties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d17a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257d3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42d58d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441244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5dda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a9b27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d8364e" style:font-style-asian="normal" style:font-weight-asian="normal" style:font-style-complex="normal" style:font-weight-complex="normal"/>
    </style:style>
    <style:style style:name="T100" style:family="text">
      <style:text-properties officeooo:rsid="00292e1d"/>
    </style:style>
    <style:style style:name="T101" style:family="text">
      <style:text-properties officeooo:rsid="002a6900"/>
    </style:style>
    <style:style style:name="T102" style:family="text">
      <style:text-properties fo:font-variant="normal" fo:text-transform="none" fo:color="#262420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3" style:family="text">
      <style:text-properties fo:font-variant="normal" fo:text-transform="none" fo:color="#262420" fo:letter-spacing="normal" fo:font-style="normal" fo:font-weight="normal" officeooo:rsid="003cddc4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fo:font-variant="normal" fo:text-transform="none" fo:color="#262420" fo:letter-spacing="normal" fo:font-style="normal" fo:font-weight="normal" officeooo:rsid="0042d58d" style:font-size-asian="11pt" style:font-style-asian="normal" style:font-weight-asian="normal" style:font-size-complex="11pt" style:font-style-complex="normal" style:font-weight-complex="normal"/>
    </style:style>
    <style:style style:name="T105" style:family="text">
      <style:text-properties fo:font-variant="normal" fo:text-transform="none" fo:color="#262420" fo:letter-spacing="normal" fo:font-style="normal" fo:font-weight="normal" style:font-size-asian="11pt" style:font-style-asian="normal" style:font-size-complex="11pt" style:font-style-complex="normal"/>
    </style:style>
    <style:style style:name="T106" style:family="text">
      <style:text-properties fo:font-variant="normal" fo:text-transform="none" fo:color="#262420" fo:letter-spacing="normal" fo:font-style="normal" fo:font-weight="normal" style:font-size-asian="11pt" style:font-style-asian="normal" style:font-size-complex="11pt" style:font-style-complex="normal" loext:padding="0in" loext:border="none"/>
    </style:style>
    <style:style style:name="T107" style:family="text">
      <style:text-properties fo:font-variant="normal" fo:text-transform="none" fo:color="#262420" fo:letter-spacing="normal" fo:font-style="normal" fo:font-weight="normal" officeooo:rsid="004f5b64" style:font-size-asian="11pt" style:font-style-asian="normal" style:font-size-complex="11pt" style:font-style-complex="normal" loext:padding="0in" loext:border="none"/>
    </style:style>
    <style:style style:name="T108" style:family="text">
      <style:text-properties fo:font-variant="normal" fo:text-transform="none" fo:color="#262420" fo:letter-spacing="normal" fo:font-style="normal" fo:font-weight="normal" officeooo:rsid="003c5587" style:font-size-asian="11pt" style:font-weight-asian="normal" style:font-size-complex="11pt" style:font-weight-complex="normal"/>
    </style:style>
    <style:style style:name="T109" style:family="text">
      <style:text-properties fo:font-variant="normal" fo:text-transform="none" fo:color="#262420" fo:letter-spacing="normal" fo:font-style="normal" fo:font-weight="normal" officeooo:rsid="0040639d" style:font-size-asian="11pt" style:font-weight-asian="normal" style:font-size-complex="11pt" style:font-weight-complex="normal"/>
    </style:style>
    <style:style style:name="T110" style:family="text">
      <style:text-properties fo:font-variant="normal" fo:text-transform="none" fo:color="#262420" fo:letter-spacing="normal" fo:font-style="normal" fo:font-weight="normal" officeooo:rsid="00632c12" style:font-size-asian="11pt" style:font-weight-asian="normal" style:font-size-complex="11pt" style:font-weight-complex="normal" loext:padding="0in" loext:border="none"/>
    </style:style>
    <style:style style:name="T111" style:family="text">
      <style:text-properties fo:font-variant="normal" fo:text-transform="none" fo:color="#262420" fo:letter-spacing="normal" fo:font-style="normal" fo:font-weight="normal" officeooo:rsid="00669dc7" style:font-size-asian="11pt" style:font-weight-asian="normal" style:font-size-complex="11pt" style:font-weight-complex="normal" loext:padding="0in" loext:border="none"/>
    </style:style>
    <style:style style:name="T112" style:family="text">
      <style:text-properties fo:font-variant="normal" fo:text-transform="none" fo:color="#262420" fo:letter-spacing="normal" fo:font-style="normal" fo:font-weight="normal" officeooo:rsid="006030fd" style:font-size-asian="11pt" style:font-weight-asian="normal" style:font-size-complex="11pt" style:font-weight-complex="normal" loext:padding="0in" loext:border="none"/>
    </style:style>
    <style:style style:name="T113" style:family="text">
      <style:text-properties fo:font-variant="normal" fo:text-transform="none" fo:color="#262420" fo:letter-spacing="normal" fo:font-style="normal" fo:font-weight="normal" officeooo:rsid="006d768e" style:font-size-asian="11pt" style:font-weight-asian="normal" style:font-size-complex="11pt" style:font-weight-complex="normal" loext:padding="0in" loext:border="none"/>
    </style:style>
    <style:style style:name="T114" style:family="text">
      <style:text-properties fo:font-variant="normal" fo:text-transform="none" fo:color="#262420" fo:letter-spacing="normal" fo:font-style="normal" fo:font-weight="normal" officeooo:rsid="005ee4b9" style:font-size-asian="11pt" style:font-weight-asian="normal" style:font-size-complex="11pt" style:font-weight-complex="normal" loext:padding="0in" loext:border="none"/>
    </style:style>
    <style:style style:name="T115" style:family="text">
      <style:text-properties fo:font-variant="normal" fo:text-transform="none" fo:color="#262420" fo:letter-spacing="normal" fo:font-style="normal" fo:font-weight="normal" officeooo:rsid="00726dbb" style:font-size-asian="11pt" style:font-weight-asian="normal" style:font-size-complex="11pt" style:font-weight-complex="normal" loext:padding="0in" loext:border="none"/>
    </style:style>
    <style:style style:name="T116" style:family="text">
      <style:text-properties fo:font-variant="normal" fo:text-transform="none" fo:color="#262420" fo:letter-spacing="normal" fo:font-style="normal" fo:font-weight="normal" officeooo:rsid="00739dfb" style:font-size-asian="11pt" style:font-weight-asian="normal" style:font-size-complex="11pt" style:font-weight-complex="normal" loext:padding="0in" loext:border="none"/>
    </style:style>
    <style:style style:name="T117" style:family="text">
      <style:text-properties fo:font-variant="normal" fo:text-transform="none" fo:color="#262420" fo:letter-spacing="normal" fo:font-style="normal" fo:font-weight="normal" officeooo:rsid="0074a4bc" style:font-size-asian="11pt" style:font-weight-asian="normal" style:font-size-complex="11pt" style:font-weight-complex="normal" loext:padding="0in" loext:border="none"/>
    </style:style>
    <style:style style:name="T118" style:family="text">
      <style:text-properties fo:font-variant="normal" fo:text-transform="none" fo:color="#262420" fo:letter-spacing="normal" fo:font-style="normal" fo:font-weight="normal" style:font-size-asian="11pt" style:font-size-complex="11pt"/>
    </style:style>
    <style:style style:name="T119" style:family="text">
      <style:text-properties fo:font-variant="normal" fo:text-transform="none" fo:color="#262420" fo:letter-spacing="normal" fo:font-style="normal" style:font-size-asian="11pt" style:font-size-complex="11pt"/>
    </style:style>
    <style:style style:name="T120" style:family="text">
      <style:text-properties fo:font-variant="normal" fo:text-transform="none" fo:color="#262420" fo:letter-spacing="normal" fo:font-style="normal" fo:font-weight="bold" style:font-size-asian="11pt" style:font-size-complex="11pt" loext:padding="0in" loext:border="none"/>
    </style:style>
    <style:style style:name="T121" style:family="text">
      <style:text-properties fo:font-variant="normal" fo:text-transform="none" fo:color="#262420" fo:letter-spacing="normal" fo:font-style="normal" fo:font-weight="bold" officeooo:rsid="006815bd" style:font-size-asian="11pt" style:font-size-complex="11pt" loext:padding="0in" loext:border="none"/>
    </style:style>
    <style:style style:name="T122" style:family="text">
      <style:text-properties fo:font-variant="normal" fo:text-transform="none" fo:color="#262420" fo:letter-spacing="normal" fo:font-style="normal" fo:font-weight="bold" officeooo:rsid="00669dc7" style:font-size-asian="11pt" style:font-size-complex="11pt" loext:padding="0in" loext:border="none"/>
    </style:style>
    <style:style style:name="T123" style:family="text">
      <style:text-properties fo:font-variant="normal" fo:text-transform="none" fo:color="#262420" fo:letter-spacing="normal" fo:font-style="normal" fo:font-weight="bold" officeooo:rsid="00632c12" style:font-size-asian="11pt" style:font-size-complex="11pt" loext:padding="0in" loext:border="none"/>
    </style:style>
    <style:style style:name="T124" style:family="text">
      <style:text-properties fo:font-variant="normal" fo:text-transform="none" fo:color="#262420" fo:letter-spacing="normal" fo:font-style="normal" fo:font-weight="bold" officeooo:rsid="006d768e" style:font-size-asian="11pt" style:font-size-complex="11pt" loext:padding="0in" loext:border="none"/>
    </style:style>
    <style:style style:name="T125" style:family="text">
      <style:text-properties fo:font-variant="normal" fo:text-transform="none" fo:color="#262420" fo:letter-spacing="normal" fo:font-style="normal" fo:font-weight="bold" officeooo:rsid="006030fd" style:font-size-asian="11pt" style:font-size-complex="11pt" loext:padding="0in" loext:border="none"/>
    </style:style>
    <style:style style:name="T126" style:family="text">
      <style:text-properties fo:font-variant="normal" fo:text-transform="none" fo:color="#262420" fo:letter-spacing="normal" fo:font-style="normal" fo:font-weight="bold" officeooo:rsid="00726dbb" style:font-size-asian="11pt" style:font-size-complex="11pt" loext:padding="0in" loext:border="none"/>
    </style:style>
    <style:style style:name="T127" style:family="text">
      <style:text-properties fo:font-variant="normal" fo:text-transform="none" fo:color="#262420" fo:letter-spacing="normal" fo:font-style="normal" fo:font-weight="bold" officeooo:rsid="005ee4b9" style:font-size-asian="11pt" style:font-size-complex="11pt" loext:padding="0in" loext:border="none"/>
    </style:style>
    <style:style style:name="T128" style:family="text">
      <style:text-properties fo:font-variant="normal" fo:text-transform="none" fo:color="#262420" fo:letter-spacing="normal" fo:font-style="normal" fo:font-weight="bold" officeooo:rsid="00739dfb" style:font-size-asian="11pt" style:font-size-complex="11pt" loext:padding="0in" loext:border="none"/>
    </style:style>
    <style:style style:name="T129" style:family="text">
      <style:text-properties fo:font-variant="normal" fo:text-transform="none" fo:color="#262420" fo:letter-spacing="normal" fo:font-style="normal" fo:font-weight="bold" officeooo:rsid="0074a4bc" style:font-size-asian="11pt" style:font-size-complex="11pt" loext:padding="0in" loext:border="none"/>
    </style:style>
    <style:style style:name="T130" style:family="text">
      <style:text-properties fo:font-variant="normal" fo:text-transform="none" fo:color="#262420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1" style:family="text">
      <style:text-properties fo:font-variant="normal" fo:text-transform="none" fo:color="#262420" fo:letter-spacing="normal" fo:font-style="italic" fo:font-weight="normal" style:font-size-asian="11pt" style:font-style-asian="italic" style:font-size-complex="11pt" style:font-style-complex="italic"/>
    </style:style>
    <style:style style:name="T132" style:family="text">
      <style:text-properties fo:font-variant="normal" fo:text-transform="none" fo:color="#262420" fo:letter-spacing="normal" fo:font-style="italic" fo:font-weight="normal" style:font-size-asian="11pt" style:font-size-complex="11pt" loext:padding="0in" loext:border="none"/>
    </style:style>
    <style:style style:name="T133" style:family="text">
      <style:text-properties fo:font-variant="normal" fo:text-transform="none" fo:color="#262420" style:font-name="Minion Pro" fo:font-size="11pt" fo:letter-spacing="normal" fo:font-style="normal" fo:font-weight="bold" style:font-size-asian="11pt" style:font-size-complex="11pt" loext:padding="0in" loext:border="none"/>
    </style:style>
    <style:style style:name="T134" style:family="text">
      <style:text-properties fo:font-variant="normal" fo:text-transform="none" fo:color="#262420" style:font-name="Minion Pro" fo:font-size="11pt" fo:letter-spacing="normal" fo:font-style="normal" fo:font-weight="bold" officeooo:rsid="0064a664" style:font-size-asian="11pt" style:font-size-complex="11pt" loext:padding="0in" loext:border="none"/>
    </style:style>
    <style:style style:name="T135" style:family="text">
      <style:text-properties fo:font-variant="normal" fo:text-transform="none" fo:color="#262420" style:font-name="Minion Pro" fo:font-size="11pt" fo:letter-spacing="normal" fo:font-style="normal" fo:font-weight="normal" officeooo:rsid="0062264b" style:font-size-asian="11pt" style:font-weight-asian="normal" style:font-size-complex="11pt" style:font-weight-complex="normal" loext:padding="0in" loext:border="none"/>
    </style:style>
    <style:style style:name="T136" style:family="text">
      <style:text-properties fo:font-variant="normal" fo:text-transform="none" fo:color="#262420" style:font-name="Minion Pro" fo:font-size="11pt" fo:letter-spacing="normal" fo:font-style="normal" fo:font-weight="normal" officeooo:rsid="0064a664" style:font-size-asian="11pt" style:font-weight-asian="normal" style:font-size-complex="11pt" style:font-weight-complex="normal" loext:padding="0in" loext:border="none"/>
    </style:style>
    <style:style style:name="T137" style:family="text">
      <style:text-properties fo:font-variant="normal" fo:text-transform="none" fo:color="#262420" style:font-name="Minion Pro" fo:font-size="11pt" fo:letter-spacing="normal" fo:font-style="normal" fo:font-weight="normal" officeooo:rsid="004f5b64" style:font-size-asian="11pt" style:font-style-asian="normal" style:font-size-complex="11pt" style:font-style-complex="normal" loext:padding="0in" loext:border="none"/>
    </style:style>
    <style:style style:name="T138" style:family="text">
      <style:text-properties fo:font-variant="normal" fo:text-transform="none" fo:color="#262420" style:font-name="Minion Pro" fo:font-size="11pt" fo:letter-spacing="normal" fo:font-style="normal" style:font-size-asian="11pt" style:font-size-complex="11pt" loext:padding="0in" loext:border="none"/>
    </style:style>
    <style:style style:name="T139" style:family="text">
      <style:text-properties fo:font-variant="normal" fo:text-transform="none" fo:color="#262420" style:font-name="Minion Pro" fo:font-size="11pt" fo:letter-spacing="normal" fo:font-style="normal" style:font-size-asian="11pt" style:font-style-asian="normal" style:font-size-complex="11pt" style:font-style-complex="normal" loext:padding="0in" loext:border="none"/>
    </style:style>
    <style:style style:name="T140" style:family="text">
      <style:text-properties fo:font-variant="normal" fo:text-transform="none" fo:color="#262420" style:font-name="Minion Pro" fo:font-size="11pt" fo:letter-spacing="normal" fo:font-style="normal" officeooo:rsid="004f5b64" style:font-size-asian="11pt" style:font-style-asian="normal" style:font-size-complex="11pt" style:font-style-complex="normal" loext:padding="0in" loext:border="none"/>
    </style:style>
    <style:style style:name="T141" style:family="text">
      <style:text-properties fo:font-variant="normal" fo:text-transform="none" fo:color="#262420" style:font-name="Minion Pro" fo:font-size="11pt" fo:letter-spacing="normal" fo:font-style="italic" style:font-size-asian="11pt" style:font-style-asian="italic" style:font-size-complex="11pt" style:font-style-complex="italic" loext:padding="0in" loext:border="none"/>
    </style:style>
    <style:style style:name="T142" style:family="text">
      <style:text-properties fo:font-variant="normal" fo:text-transform="none" fo:color="#262420" style:font-name="Minion Pro" fo:font-size="11pt" fo:letter-spacing="normal" fo:font-style="italic" style:font-size-asian="11pt" style:font-size-complex="11pt" loext:padding="0in" loext:border="none"/>
    </style:style>
    <style:style style:name="T143" style:family="text">
      <style:text-properties fo:font-variant="normal" fo:text-transform="none" fo:color="#262420" style:text-line-through-style="none" style:text-line-through-type="none" fo:letter-spacing="normal" fo:font-style="italic" style:text-underline-style="none" fo:font-weight="normal" style:text-blinking="false" style:font-size-asian="11pt" style:font-style-asian="italic" style:font-size-complex="11pt" style:font-style-complex="italic" loext:padding="0in" loext:border="none"/>
    </style:style>
    <style:style style:name="T144" style:family="text">
      <style:text-properties fo:font-variant="normal" fo:text-transform="none" fo:color="#262420" style:text-line-through-style="none" style:text-line-through-type="none" style:text-position="sub 58%" fo:letter-spacing="normal" fo:font-style="italic" style:text-underline-style="none" fo:font-weight="normal" style:text-blinking="false" style:font-size-asian="11pt" style:font-style-asian="italic" style:font-size-complex="11pt" style:font-style-complex="italic" loext:padding="0in" loext:border="none"/>
    </style:style>
    <style:style style:name="T145" style:family="text">
      <style:text-properties fo:font-variant="normal" fo:text-transform="none" fo:color="#000000" fo:letter-spacing="normal" fo:font-style="normal" style:text-underline-style="none" officeooo:rsid="003c5587" style:font-size-asian="11pt" style:font-size-complex="11pt"/>
    </style:style>
    <style:style style:name="T146" style:family="text">
      <style:text-properties fo:font-variant="normal" fo:text-transform="none" fo:color="#000000" fo:letter-spacing="normal" fo:font-style="normal" style:text-underline-style="none" fo:font-weight="normal" officeooo:rsid="003c5587" style:font-size-asian="11pt" style:font-weight-asian="normal" style:font-size-complex="11pt" style:font-weight-complex="normal"/>
    </style:style>
    <style:style style:name="T147" style:family="text">
      <style:text-properties fo:font-variant="normal" fo:text-transform="none" fo:color="#000000" fo:letter-spacing="normal" fo:font-style="normal" style:text-underline-style="none" fo:font-weight="normal" officeooo:rsid="003a0098" style:font-size-asian="11pt" style:font-style-asian="normal" style:font-weight-asian="normal" style:font-size-complex="11pt" style:font-style-complex="normal" style:font-weight-complex="normal"/>
    </style:style>
    <style:style style:name="T148" style:family="text">
      <style:text-properties fo:font-variant="normal" fo:text-transform="none" fo:color="#000000" fo:letter-spacing="normal" fo:font-style="normal" style:text-underline-style="none" fo:font-weight="normal" officeooo:rsid="003f5382" style:font-size-asian="11pt" style:font-style-asian="normal" style:font-weight-asian="normal" style:font-size-complex="11pt" style:font-style-complex="normal" style:font-weight-complex="normal"/>
    </style:style>
    <style:style style:name="T149" style:family="text">
      <style:text-properties fo:font-variant="normal" fo:text-transform="none" fo:color="#000000" fo:letter-spacing="normal" fo:font-style="normal" style:text-underline-style="none" fo:font-weight="normal" officeooo:rsid="0042d58d" style:font-size-asian="11pt" style:font-style-asian="normal" style:font-weight-asian="normal" style:font-size-complex="11pt" style:font-style-complex="normal" style:font-weight-complex="normal"/>
    </style:style>
    <style:style style:name="T15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3b4fbf" style:font-size-asian="11pt" style:font-style-asian="normal" style:font-weight-asian="normal" style:font-size-complex="11pt" style:font-style-complex="normal" style:font-weight-complex="normal"/>
    </style:style>
    <style:style style:name="T151" style:family="text">
      <style:text-properties fo:font-variant="normal" fo:text-transform="none" fo:color="#000000" fo:letter-spacing="normal" fo:font-style="normal" fo:font-weight="normal"/>
    </style:style>
    <style:style style:name="T152" style:family="text">
      <style:text-properties fo:font-variant="normal" fo:text-transform="none" fo:color="#000000" fo:letter-spacing="normal" fo:font-style="normal" fo:font-weight="normal" officeooo:rsid="0125a308"/>
    </style:style>
    <style:style style:name="T153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54" style:family="text">
      <style:text-properties fo:font-variant="normal" fo:text-transform="none" fo:color="#000000" fo:letter-spacing="normal" fo:font-style="italic" style:text-underline-style="none" fo:font-weight="normal" officeooo:rsid="003a0098" style:font-size-asian="11pt" style:font-style-asian="italic" style:font-weight-asian="normal" style:font-size-complex="11pt" style:font-style-complex="italic" style:font-weight-complex="normal"/>
    </style:style>
    <style:style style:name="T155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56" style:family="text">
      <style:text-properties fo:font-variant="normal" fo:text-transform="none" style:font-name="sans-serif" fo:font-size="8.25pt" fo:letter-spacing="normal" fo:font-weight="normal" style:font-weight-asian="normal" style:font-weight-complex="normal"/>
    </style:style>
    <style:style style:name="T157" style:family="text">
      <style:text-properties style:text-position="super 58%" fo:font-style="normal" fo:font-weight="normal" officeooo:rsid="0045ddac" style:font-style-asian="normal" style:font-weight-asian="normal" style:font-style-complex="normal" style:font-weight-complex="normal"/>
    </style:style>
    <style:style style:name="T158" style:family="text">
      <style:text-properties style:text-position="super 58%" fo:font-weight="normal" style:font-weight-asian="normal" style:font-weight-complex="normal"/>
    </style:style>
    <style:style style:name="T159" style:family="text">
      <style:text-properties fo:color="#333333"/>
    </style:style>
    <style:style style:name="T160" style:family="text">
      <style:text-properties officeooo:rsid="00281326"/>
    </style:style>
    <style:style style:name="T161" style:family="text">
      <style:text-properties officeooo:rsid="0097194a"/>
    </style:style>
    <style:style style:name="T162" style:family="text">
      <style:text-properties officeooo:rsid="00ccacfb"/>
    </style:style>
    <style:style style:name="T163" style:family="text">
      <style:text-properties officeooo:rsid="00ce0b7c"/>
    </style:style>
    <style:style style:name="T164" style:family="text">
      <style:text-properties officeooo:rsid="00d0a809"/>
    </style:style>
    <style:style style:name="T165" style:family="text">
      <style:text-properties officeooo:rsid="00d8c292"/>
    </style:style>
    <style:style style:name="T166" style:family="text">
      <style:text-properties officeooo:rsid="00e3d6f1"/>
    </style:style>
    <style:style style:name="T167" style:family="text">
      <style:text-properties officeooo:rsid="00edf29c"/>
    </style:style>
    <style:style style:name="T168" style:family="text">
      <style:text-properties officeooo:rsid="00f25cf3"/>
    </style:style>
    <style:style style:name="T169" style:family="text">
      <style:text-properties officeooo:rsid="00f9613b"/>
    </style:style>
    <style:style style:name="T170" style:family="text">
      <style:text-properties officeooo:rsid="00ffc443"/>
    </style:style>
    <style:style style:name="T171" style:family="text">
      <style:text-properties officeooo:rsid="010d1d84"/>
    </style:style>
    <style:style style:name="T172" style:family="text">
      <style:text-properties officeooo:rsid="010de4fa"/>
    </style:style>
    <style:style style:name="T173" style:family="text">
      <style:text-properties officeooo:rsid="011ebaef"/>
    </style:style>
    <style:style style:name="T174" style:family="text">
      <style:text-properties officeooo:rsid="00e78b7b"/>
    </style:style>
    <style:style style:name="T175" style:family="text">
      <style:text-properties officeooo:rsid="002ae760"/>
    </style:style>
    <style:style style:name="T176" style:family="text">
      <style:text-properties officeooo:rsid="002c9c29"/>
    </style:style>
    <style:style style:name="T177" style:family="text">
      <style:text-properties fo:color="#262420" fo:font-weight="bold" style:font-size-asian="11pt" style:font-size-complex="11pt" loext:padding="0in" loext:border="none"/>
    </style:style>
    <style:style style:name="T178" style:family="text">
      <style:text-properties fo:color="#262420" fo:font-weight="bold" officeooo:rsid="006e3119" style:font-size-asian="11pt" style:font-size-complex="11pt" loext:padding="0in" loext:border="none"/>
    </style:style>
    <style:style style:name="T179" style:family="text">
      <style:text-properties fo:color="#262420" fo:font-weight="normal" officeooo:rsid="006e3119" style:font-size-asian="11pt" style:font-weight-asian="normal" style:font-size-complex="11pt" style:font-weight-complex="normal" loext:padding="0in" loext:border="none"/>
    </style:style>
    <style:style style:name="T180" style:family="text">
      <style:text-properties fo:color="#262420" fo:font-style="normal" officeooo:rsid="004f5b64" style:font-size-asian="11pt" style:font-style-asian="normal" style:font-size-complex="11pt" style:font-style-complex="normal" loext:padding="0in" loext:border="none"/>
    </style:style>
    <style:style style:name="T181" style:family="text">
      <style:text-properties style:font-size-asian="11pt" style:font-size-complex="11pt"/>
    </style:style>
    <style:style style:name="T182" style:family="text">
      <style:text-properties style:font-size-asian="11pt" style:font-style-asian="normal" style:font-size-complex="11pt" style:font-style-complex="normal"/>
    </style:style>
    <style:style style:name="T183" style:family="text">
      <style:text-properties officeooo:rsid="01273dde"/>
    </style:style>
    <style:style style:name="T184" style:family="text">
      <style:text-properties officeooo:rsid="0128a565"/>
    </style:style>
    <style:style style:name="T185" style:family="text">
      <style:text-properties officeooo:rsid="0129c8b0"/>
    </style:style>
    <style:style style:name="T186" style:family="text">
      <style:text-properties officeooo:rsid="012b2ea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95">Thøger <text:span text:style-name="T32">Emil Rivera-</text:span>Thorsen</text:p>
            </table:table-cell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 table:style-name="Table2.1">
                  <table:table-cell table:style-name="Table2.A1" office:value-type="string">
                    <text:p text:style-name="P71">Department of Astronomy</text:p>
                    <text:p text:style-name="P70">Stockholm University</text:p>
                    <text:p text:style-name="P81">SE-10691 Stockholm, Sweden</text:p>
                    <text:p text:style-name="P86"><text:a xlink:type="simple" xlink:href="mailto:trive@astro.su.se" text:style-name="Internet_20_link" text:visited-style-name="Visited_20_Internet_20_Link"><text:span text:style-name="T5">trive</text:span></text:a><text:a xlink:type="simple" xlink:href="mailto:trive@astro.su.se" text:style-name="Internet_20_link" text:visited-style-name="Visited_20_Internet_20_Link"><text:span text:style-name="T4">@</text:span></text:a><text:a xlink:type="simple" xlink:href="mailto:trive@astro.su.se" text:style-name="Internet_20_link" text:visited-style-name="Visited_20_Internet_20_Link"><text:span text:style-name="T5">astro</text:span></text:a><text:a xlink:type="simple" xlink:href="mailto:trive@astro.su.se" text:style-name="Internet_20_link" text:visited-style-name="Visited_20_Internet_20_Link"><text:span text:style-name="T4">.</text:span></text:a><text:a xlink:type="simple" xlink:href="mailto:trive@astro.su.se" text:style-name="Internet_20_link" text:visited-style-name="Visited_20_Internet_20_Link"><text:span text:style-name="T5">s</text:span></text:a><text:a xlink:type="simple" xlink:href="mailto:trive@astro.su.se" text:style-name="Internet_20_link" text:visited-style-name="Visited_20_Internet_20_Link"><text:span text:style-name="T4">u.</text:span></text:a><text:a xlink:type="simple" xlink:href="mailto:trive@astro.su.se" text:style-name="Internet_20_link" text:visited-style-name="Visited_20_Internet_20_Link"><text:span text:style-name="T5">se</text:span></text:a></text:p>
                    <text:p text:style-name="P98"><text:a xlink:type="simple" xlink:href="http://ttt.astro.su.se/~trive" text:style-name="Internet_20_link" text:visited-style-name="Visited_20_Internet_20_Link">t</text:a><text:span text:style-name="T7">hriveth.github.io</text:span></text:p>
                  </table:table-cell>
                  <table:table-cell table:style-name="Table2.A1" office:value-type="string">
                    <text:p text:style-name="P72">✉</text:p>
                    <text:p text:style-name="P53"/>
                    <text:p text:style-name="P53"/>
                    <text:p text:style-name="P72">@</text:p>
                    <text:p text:style-name="P76">🌎</text:p>
                  </table:table-cell>
                </table:table-row>
              </table:table>
              <text:p text:style-name="Normal"/>
            </table:table-cell>
          </table:table-row>
        </table:table>
        <text:p text:style-name="P43"/>
        <text:p text:style-name="P77">Curriculum Vitae</text:p>
        <text:p text:style-name="P42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33">Xxxxxxxxxxx </text:p>
            </table:table-cell>
            <table:table-cell table:style-name="Table3.B1" office:value-type="string">
              <text:p text:style-name="P31"/>
            </table:table-cell>
            <table:table-cell table:style-name="Table3.C1" office:value-type="string">
              <text:p text:style-name="P35">Education</text:p>
            </table:table-cell>
          </table:table-row>
          <table:table-row table:style-name="Table3.1">
            <table:table-cell table:style-name="Table3.A48" office:value-type="string">
              <text:p text:style-name="P5">B.Sc.</text:p>
            </table:table-cell>
            <table:table-cell table:style-name="Table3.B2" office:value-type="string">
              <text:p text:style-name="P54"/>
            </table:table-cell>
            <table:table-cell table:style-name="Table3.C2" office:value-type="string">
              <text:p text:style-name="P56">2008 <text:span text:style-name="T88">・Copenhagen University, Denmark. Physics/Astronomy. B.Sc. </text:span></text:p>
              <text:p text:style-name="P56"><text:span text:style-name="T91">Project advisor</text:span><text:span text:style-name="T88">: Prof. Johan Fynbo, DARK Cosmology Centre.</text:span></text:p>
            </table:table-cell>
          </table:table-row>
          <table:table-row table:style-name="Table3.1">
            <table:table-cell table:style-name="Table3.A48" office:value-type="string">
              <text:p text:style-name="P6">M.Sc.</text:p>
            </table:table-cell>
            <table:table-cell table:style-name="Table3.B3" office:value-type="string">
              <text:p text:style-name="P54">.</text:p>
            </table:table-cell>
            <table:table-cell table:style-name="Table3.C3" office:value-type="string">
              <text:p text:style-name="P56">2011 <text:span text:style-name="T88">・Copenhagen University, Denmark. Physics/Astronomy. </text:span><text:s/></text:p>
              <text:p text:style-name="P56"><text:span text:style-name="T91">Thesis advisor</text:span><text:span text:style-name="T88">: Prof. Johan Fynbo, DARK Cosmology Centre.</text:span></text:p>
            </table:table-cell>
          </table:table-row>
          <table:table-row table:style-name="Table3.1">
            <table:table-cell table:style-name="Table3.A48" office:value-type="string">
              <text:p text:style-name="P6">Lic. Phil.</text:p>
            </table:table-cell>
            <table:table-cell table:style-name="Table3.B4" office:value-type="string">
              <text:p text:style-name="P54"/>
            </table:table-cell>
            <table:table-cell table:style-name="Table3.C4" office:value-type="string">
              <text:p text:style-name="P55">2015 ・Stockholm University, Sweden. <text:s/><text:span text:style-name="T101">Astronomy.</text:span></text:p>
              <text:p text:style-name="P55"><text:span text:style-name="T34">Advisors:</text:span><text:span text:style-name="T100"> Prof. Göran Östlin and Dr. Matthew Hayes. </text:span></text:p>
              <text:p text:style-name="P84"><text:span text:style-name="T70">The </text:span><text:span text:style-name="T71">Licentiate</text:span><text:span text:style-name="T70"> is a degree offered in Sweden between Master and Ph.D.</text:span><text:span text:style-name="T82"> <text:s/></text:span></text:p>
            </table:table-cell>
          </table:table-row>
          <table:table-row table:style-name="Table3.1">
            <table:table-cell table:style-name="Table3.A48" office:value-type="string">
              <text:p text:style-name="P7">Ph.D.*</text:p>
            </table:table-cell>
            <table:table-cell table:style-name="Table3.B5" office:value-type="string">
              <text:p text:style-name="P54"/>
            </table:table-cell>
            <table:table-cell table:style-name="Table3.C5" office:value-type="string">
              <text:p text:style-name="P58"><text:span text:style-name="T35">*</text:span><text:span text:style-name="T36">Planned</text:span> <text:span text:style-name="T186">December</text:span> 2016<text:span text:style-name="T160">・Stockholm University, Sweden. Astronomy.</text:span></text:p>
              <text:p text:style-name="P59"><text:span text:style-name="T33">Advisors:</text:span> Prof. Göran Östlin and Dr. Matthew Hayes.</text:p>
              <text:p text:style-name="P57"/>
            </table:table-cell>
          </table:table-row>
          <table:table-row table:style-name="Table3.1">
            <table:table-cell table:style-name="Table3.A1" office:value-type="string">
              <text:p text:style-name="P33">Xxxxxxxxxxx </text:p>
            </table:table-cell>
            <table:table-cell table:style-name="Table3.B6" office:value-type="string">
              <text:p text:style-name="P31"/>
            </table:table-cell>
            <table:table-cell table:style-name="Table3.C6" office:value-type="string">
              <text:p text:style-name="P40">P<text:span text:style-name="T174">eer-reviewed p</text:span>ublications</text:p>
            </table:table-cell>
          </table:table-row>
          <table:table-row table:style-name="Table3.1">
            <table:table-cell table:style-name="Table3.A48" office:value-type="string">
              <text:p text:style-name="P45"><text:span text:style-name="T175">First autho</text:span>r</text:p>
            </table:table-cell>
            <table:table-cell table:style-name="Table3.B7" office:value-type="string">
              <text:p text:style-name="P3"/>
            </table:table-cell>
            <table:table-cell table:style-name="Table3.C7" office:value-type="string">
              <text:p text:style-name="P52"><text:span text:style-name="Strong_20_Emphasis"><text:span text:style-name="T133">Rivera-Thorsen, T. E.; </text:span></text:span><text:span text:style-name="Strong_20_Emphasis"><text:span text:style-name="T134">(</text:span></text:span><text:span text:style-name="Strong_20_Emphasis"><text:span text:style-name="T135">17 coauthors</text:span></text:span><text:span text:style-name="Strong_20_Emphasis"><text:span text:style-name="T136">)</text:span></text:span><text:span text:style-name="Strong_20_Emphasis"><text:span text:style-name="T133">: </text:span></text:span><text:span text:style-name="Emphasis"><text:span text:style-name="T141">The Lyman Alpha Reference Sample. V. The Impact of Neutral ISM Kinematics and Geometry on Lyα Escape.</text:span></text:span><text:span text:style-name="Emphasis"><text:span text:style-name="T138"> </text:span></text:span><text:span text:style-name="Emphasis"><text:span text:style-name="T139">The Astrophysical Journal, Volume 805, Issue 1, article id. 14, 26 pp. (2015).</text:span></text:span><text:span text:style-name="Emphasis"><text:span text:style-name="T142"> <text:s text:c="2"/></text:span></text:span><text:a xlink:type="simple" xlink:href="http://adsabs.harvard.edu/abs/2015ApJ...805...14R" text:style-name="Internet_20_link" text:visited-style-name="Visited_20_Internet_20_Link"><text:span text:style-name="Emphasis"><text:span text:style-name="T140">ADS</text:span></text:span></text:a></text:p>
            </table:table-cell>
          </table:table-row>
          <table:table-row table:style-name="Table3.1">
            <table:table-cell table:style-name="Table3.A48" office:value-type="string">
              <text:p text:style-name="P50"><text:span text:style-name="T176">Co-autho</text:span>r</text:p>
            </table:table-cell>
            <table:table-cell table:style-name="Table3.B8" office:value-type="string">
              <text:p text:style-name="P3"/>
            </table:table-cell>
            <table:table-cell table:style-name="Table3.C8" office:value-type="string">
              <text:p text:style-name="P67"><text:span text:style-name="T33">Duval, F.;</text:span> (10 coauthors); <text:span text:style-name="T33">Rivera-Thorsen, T.;</text:span> (7 coauthors): <text:span text:style-name="T155">The Lyman alpha Reference Sample VI: Lyman alpha escape from the edge-on disk galaxy Mrk1486</text:span><text:span text:style-name="T151">. <text:s/></text:span><text:span text:style-name="Emphasis"><text:span text:style-name="T153">Astronomy &amp; Astrophysics</text:span></text:span><text:span text:style-name="T152">, Volume 587, id.A77, 24 pp.</text:span><text:span text:style-name="T151"> <text:s text:c="2"/></text:span><text:a xlink:type="simple" xlink:href="http://adsabs.harvard.edu/abs/2015arXiv151200860D" text:style-name="Internet_20_link" text:visited-style-name="Visited_20_Internet_20_Link">ADS</text:a></text:p>
            </table:table-cell>
          </table:table-row>
          <table:table-row table:style-name="Table3.1">
            <table:table-cell table:style-name="Table3.A48" office:value-type="string">
              <text:p text:style-name="P50"/>
            </table:table-cell>
            <table:table-cell table:style-name="Table3.B9" office:value-type="string">
              <text:p text:style-name="P3"/>
            </table:table-cell>
            <table:table-cell table:style-name="Table3.C9" office:value-type="string">
              <text:p text:style-name="P68"><text:span text:style-name="T33">Herenz, E. C.;</text:span> (18 coauthors); <text:span text:style-name="T33">Rivera-Thorsen, T. E.;</text:span> (2 coauthors): <text:span text:style-name="T35">The Lyman alpha reference sample. VII. Spatially resolved H𝛼 kinematics. </text:span><text:span text:style-name="Emphasis"><text:span text:style-name="T88">Astronomy &amp; Astrophysics, </text:span></text:span><text:span text:style-name="Emphasis"><text:span text:style-name="T90">Volume 587, id.A78, 27 pp.</text:span></text:span><text:span text:style-name="T89">. <text:s/></text:span><text:a xlink:type="simple" xlink:href="http://adsabs.harvard.edu/abs/2015arXiv151200860D" text:style-name="Internet_20_link" text:visited-style-name="Visited_20_Internet_20_Link"><text:span text:style-name="T9">ADS</text:span></text:a><text:span text:style-name="T89"> </text:span></text:p>
            </table:table-cell>
          </table:table-row>
          <table:table-row table:style-name="Table3.1">
            <table:table-cell table:style-name="Table3.A48" office:value-type="string">
              <text:p text:style-name="P51"/>
            </table:table-cell>
            <table:table-cell table:style-name="Table3.B10" office:value-type="string">
              <text:p text:style-name="P3"/>
            </table:table-cell>
            <table:table-cell table:style-name="Table3.C10" office:value-type="string">
              <text:p text:style-name="P90"><text:span text:style-name="Strong_20_Emphasis"><text:span text:style-name="T83">Guaita, L.; </text:span></text:span><text:span text:style-name="Strong_20_Emphasis"><text:span text:style-name="T84">(</text:span></text:span><text:span text:style-name="Strong_20_Emphasis"><text:span text:style-name="T74">16 coauthors)</text:span></text:span><text:span text:style-name="Strong_20_Emphasis"><text:span text:style-name="T84">, Rivera-Thorsen, T.; </text:span></text:span><text:span text:style-name="Strong_20_Emphasis"><text:span text:style-name="T83"><text:s/></text:span></text:span><text:span text:style-name="Strong_20_Emphasis"><text:span text:style-name="T84">(</text:span></text:span><text:span text:style-name="Strong_20_Emphasis"><text:span text:style-name="T74">6 coauthors)</text:span></text:span><text:span text:style-name="Strong_20_Emphasis"><text:span text:style-name="T83">: </text:span></text:span><text:span text:style-name="T72">The Lyman alpha reference sample. IV. Morphology at low and high redshift.</text:span><text:span text:style-name="T83"> </text:span><text:span text:style-name="Emphasis"><text:span text:style-name="T80">Astronomy &amp; Astrophysics, Volume 576, id.A51, 44 pp </text:span></text:span><text:span text:style-name="Emphasis"><text:span text:style-name="T81">(2015)</text:span></text:span><text:span text:style-name="Emphasis"><text:span text:style-name="T80">.</text:span></text:span><text:span text:style-name="Emphasis"><text:span text:style-name="T83"> <text:s/></text:span></text:span><text:a xlink:type="simple" xlink:href="http://adsabs.harvard.edu/abs/2015A&amp;A...576A..51G" text:style-name="Internet_20_link" text:visited-style-name="Visited_20_Internet_20_Link"><text:span text:style-name="Emphasis"><text:span text:style-name="T137">ADS</text:span></text:span></text:a></text:p>
            </table:table-cell>
          </table:table-row>
          <table:table-row table:style-name="Table3.1">
            <table:table-cell table:style-name="Table3.A48" office:value-type="string">
              <text:p text:style-name="P30"/>
            </table:table-cell>
            <table:table-cell table:style-name="Table3.B11" office:value-type="string">
              <text:p text:style-name="P3"/>
            </table:table-cell>
            <table:table-cell table:style-name="Table3.C11" office:value-type="string">
              <text:p text:style-name="P69"><text:span text:style-name="Strong_20_Emphasis"><text:span text:style-name="T120">Pardy, S. </text:span></text:span><text:span text:style-name="Strong_20_Emphasis"><text:span text:style-name="T121">A.</text:span></text:span><text:span text:style-name="Strong_20_Emphasis"><text:span text:style-name="T120">; </text:span></text:span><text:span text:style-name="Strong_20_Emphasis"><text:span text:style-name="T122">(</text:span></text:span><text:span text:style-name="Strong_20_Emphasis"><text:span text:style-name="T110">3 coauthors</text:span></text:span><text:span text:style-name="Strong_20_Emphasis"><text:span text:style-name="T111">)</text:span></text:span><text:span text:style-name="Strong_20_Emphasis"><text:span text:style-name="T123">; Rivera-Thorsen, T. E.; </text:span></text:span><text:span text:style-name="Strong_20_Emphasis"><text:span text:style-name="T122">(</text:span></text:span><text:span text:style-name="Strong_20_Emphasis"><text:span text:style-name="T110">14 coauthors</text:span></text:span><text:span text:style-name="Strong_20_Emphasis"><text:span text:style-name="T111">)</text:span></text:span><text:span text:style-name="Strong_20_Emphasis"><text:span text:style-name="T120">: </text:span></text:span><text:span text:style-name="T131">The Lyman Alpha Reference Sample. III. Properties of the Neutral ISM from GBT and VLA Observations.</text:span><text:span text:style-name="T118"> </text:span><text:span text:style-name="Emphasis"><text:span text:style-name="T106">The Astrophysical Journal, Volume 794, Issue 2, article id. 101, 19 pp. (2014).</text:span></text:span><text:span text:style-name="Emphasis"><text:span text:style-name="T132"> <text:s/></text:span></text:span><text:a xlink:type="simple" xlink:href="http://adsabs.harvard.edu/abs/2014ApJ...794..101P" text:style-name="Internet_20_link" text:visited-style-name="Visited_20_Internet_20_Link"><text:span text:style-name="Emphasis"><text:span text:style-name="T107">ADS</text:span></text:span></text:a></text:p>
            </table:table-cell>
          </table:table-row>
          <table:table-row table:style-name="Table3.1">
            <table:table-cell table:style-name="Table3.A48" office:value-type="string">
              <text:p text:style-name="P30"/>
            </table:table-cell>
            <table:table-cell table:style-name="Table3.B12" office:value-type="string">
              <text:p text:style-name="P3"/>
            </table:table-cell>
            <table:table-cell table:style-name="Table3.C12" office:value-type="string">
              <text:p text:style-name="P90"><text:span text:style-name="Strong_20_Emphasis"><text:span text:style-name="T83">Östlin, G.; </text:span></text:span><text:span text:style-name="Strong_20_Emphasis"><text:span text:style-name="T85">(</text:span></text:span><text:span text:style-name="Strong_20_Emphasis"><text:span text:style-name="T75">3 coauthors</text:span></text:span><text:span text:style-name="Strong_20_Emphasis"><text:span text:style-name="T76">)</text:span></text:span><text:span text:style-name="Strong_20_Emphasis"><text:span text:style-name="T86">; Rivera-Thorsen, T. E.; </text:span></text:span><text:span text:style-name="Strong_20_Emphasis"><text:span text:style-name="T87">(</text:span></text:span><text:span text:style-name="Strong_20_Emphasis"><text:span text:style-name="T75">18 coauthors</text:span></text:span><text:span text:style-name="Strong_20_Emphasis"><text:span text:style-name="T77">)</text:span></text:span><text:span text:style-name="Strong_20_Emphasis"><text:span text:style-name="T83">: </text:span></text:span><text:span text:style-name="T72">The Lyman-alpha Reference Sample: I. Survey outline and first results for Markarian 259.</text:span><text:span text:style-name="T83"> </text:span><text:span text:style-name="Emphasis"><text:span text:style-name="T80">The Astrophysical Journal, Volume 797, Issue 1, article id. 11, 23 pp. (2014)</text:span></text:span><text:span text:style-name="T80">.</text:span><text:span text:style-name="T83"> </text:span><text:a xlink:type="simple" xlink:href="http://adsabs.harvard.edu/abs/2014ApJ...797...11O" text:style-name="Internet_20_link" text:visited-style-name="Visited_20_Internet_20_Link"><text:span text:style-name="Emphasis"><text:span text:style-name="T137">ADS</text:span></text:span></text:a></text:p>
            </table:table-cell>
          </table:table-row>
          <table:table-row table:style-name="Table3.1">
            <table:table-cell table:style-name="Table3.A48" office:value-type="string">
              <text:p text:style-name="P30"/>
            </table:table-cell>
            <table:table-cell table:style-name="Table3.B13" office:value-type="string">
              <text:p text:style-name="P3"/>
            </table:table-cell>
            <table:table-cell table:style-name="Table3.C13" office:value-type="string">
              <text:p text:style-name="P69"><text:span text:style-name="Strong_20_Emphasis"><text:span text:style-name="T120">Hayes, M.; </text:span></text:span><text:span text:style-name="Strong_20_Emphasis"><text:span text:style-name="T124">(</text:span></text:span><text:span text:style-name="Strong_20_Emphasis"><text:span text:style-name="T112">16 coauthors</text:span></text:span><text:span text:style-name="Strong_20_Emphasis"><text:span text:style-name="T113">)</text:span></text:span><text:span text:style-name="Strong_20_Emphasis"><text:span text:style-name="T125">, Rivera-Thorsen, T. E.; </text:span></text:span><text:span text:style-name="Strong_20_Emphasis"><text:span text:style-name="T124">(</text:span></text:span><text:span text:style-name="Strong_20_Emphasis"><text:span text:style-name="T112">1 coauthor</text:span></text:span><text:span text:style-name="Strong_20_Emphasis"><text:span text:style-name="T113">)</text:span></text:span><text:span text:style-name="Strong_20_Emphasis"><text:span text:style-name="T120">: </text:span></text:span><text:span text:style-name="T118">The Lyman Alpha Reference Sample. II. Hubble Space Telescope Imaging Results, Integrated Properties, and Trends. </text:span><text:span text:style-name="Emphasis"><text:span text:style-name="T132">The Astrophysical Journal, Volume 782, Issue 1, article id. 6, 22 pp. (2014)</text:span></text:span><text:span text:style-name="T118">. </text:span><text:a xlink:type="simple" xlink:href="http://adsabs.harvard.edu/abs/2014ApJ...782....6H" text:style-name="Internet_20_link" text:visited-style-name="Visited_20_Internet_20_Link"><text:span text:style-name="Emphasis"><text:span text:style-name="T107">ADS</text:span></text:span></text:a></text:p>
            </table:table-cell>
          </table:table-row>
          <table:table-row table:style-name="Table3.1">
            <table:table-cell table:style-name="Table3.A48" office:value-type="string">
              <text:p text:style-name="P30"/>
            </table:table-cell>
            <table:table-cell table:style-name="Table3.B14" office:value-type="string">
              <text:p text:style-name="P3"/>
            </table:table-cell>
            <table:table-cell table:style-name="Table3.C14" office:value-type="string">
              <text:p text:style-name="P82"><text:span text:style-name="Strong_20_Emphasis"><text:span text:style-name="T177">Stritzinger, M. D.; </text:span></text:span><text:span text:style-name="Strong_20_Emphasis"><text:span text:style-name="T179">(3 coauthors)</text:span></text:span><text:span text:style-name="Strong_20_Emphasis"><text:span text:style-name="T178">; Rivera-Thorsen, T. J.; </text:span></text:span><text:span text:style-name="Strong_20_Emphasis"><text:span text:style-name="T179">(19 coauthors)</text:span></text:span><text:span text:style-name="Strong_20_Emphasis"><text:span text:style-name="T177">: </text:span></text:span><text:span text:style-name="T44">VizieR Online </text:span><text:soft-page-break/><text:span text:style-name="T44">Data Catalog: SN 2010ae optical spectra (Stritzinger+, 2014)</text:span><text:span text:style-name="T181"> </text:span><text:span text:style-name="T182">VizieR On-line Data Catalog: J/A+A/561/A146. Originally published in: 2014A&amp;A...561A.146S</text:span><text:span text:style-name="T44"> <text:s text:c="2"/></text:span><text:a xlink:type="simple" xlink:href="http://adsabs.harvard.edu/abs/2014yCat..35610146S" text:style-name="Internet_20_link" text:visited-style-name="Visited_20_Internet_20_Link"><text:span text:style-name="Emphasis"><text:span text:style-name="T180">ADS</text:span></text:span></text:a></text:p>
            </table:table-cell>
          </table:table-row>
          <table:table-row table:style-name="Table3.1">
            <table:table-cell table:style-name="Table3.A48" office:value-type="string">
              <text:p text:style-name="P30"/>
            </table:table-cell>
            <table:table-cell table:style-name="Table3.B15" office:value-type="string">
              <text:p text:style-name="P3"/>
            </table:table-cell>
            <table:table-cell table:style-name="Table3.C15" office:value-type="string">
              <text:p text:style-name="P69"><text:span text:style-name="Strong_20_Emphasis"><text:span text:style-name="T120">Fynbo, J. P. U.; </text:span></text:span><text:span text:style-name="Strong_20_Emphasis"><text:span text:style-name="T126">(</text:span></text:span><text:span text:style-name="Strong_20_Emphasis"><text:span text:style-name="T114">9 coauthors</text:span></text:span><text:span text:style-name="Strong_20_Emphasis"><text:span text:style-name="T115">)</text:span></text:span><text:span text:style-name="Strong_20_Emphasis"><text:span text:style-name="T127">;</text:span></text:span><text:span text:style-name="Strong_20_Emphasis"><text:span text:style-name="T120"> <text:s/></text:span></text:span><text:span text:style-name="Strong_20_Emphasis"><text:span text:style-name="T127">Rivera-Thorsen, T; </text:span></text:span><text:span text:style-name="Strong_20_Emphasis"><text:span text:style-name="T126">(</text:span></text:span><text:span text:style-name="Strong_20_Emphasis"><text:span text:style-name="T114">1 coauthor</text:span></text:span><text:span text:style-name="Strong_20_Emphasis"><text:span text:style-name="T115">)</text:span></text:span><text:span text:style-name="Strong_20_Emphasis"><text:span text:style-name="T120">: </text:span></text:span><text:span text:style-name="T131">On the two high-metallicity DLAs at z = 2.412 and 2.583 towards Q 0918+1636</text:span><text:span text:style-name="T118">. </text:span><text:span text:style-name="Emphasis"><text:span text:style-name="T106">Monthly Notices of the Royal Astronomical Society, Volume 436, Issue 1, p.361-370.</text:span></text:span><text:span text:style-name="Emphasis"><text:span text:style-name="T132"> <text:s/></text:span></text:span><text:a xlink:type="simple" xlink:href="http://adsabs.harvard.edu/abs/2013MNRAS.436..361F" text:style-name="Internet_20_link" text:visited-style-name="Visited_20_Internet_20_Link"><text:span text:style-name="Emphasis"><text:span text:style-name="T107">ADS</text:span></text:span></text:a></text:p>
            </table:table-cell>
          </table:table-row>
          <table:table-row table:style-name="Table3.1">
            <table:table-cell table:style-name="Table3.A48" office:value-type="string">
              <text:p text:style-name="P30"/>
            </table:table-cell>
            <table:table-cell table:style-name="Table3.B16" office:value-type="string">
              <text:p text:style-name="P3"/>
            </table:table-cell>
            <table:table-cell table:style-name="Table3.C16" office:value-type="string">
              <text:p text:style-name="P69"><text:span text:style-name="Strong_20_Emphasis"><text:span text:style-name="T120">Sandberg, A.; </text:span></text:span><text:span text:style-name="Strong_20_Emphasis"><text:span text:style-name="T116">(5 coauthors)</text:span></text:span><text:span text:style-name="Strong_20_Emphasis"><text:span text:style-name="T128">; Rivera-Thorsen, T.</text:span></text:span><text:span text:style-name="Strong_20_Emphasis"><text:span text:style-name="T120">: </text:span></text:span><text:span text:style-name="T131">Neutral gas in Lyman-alpha emitting galaxies Haro 11 and ESO 338-IG04 measured through sodium absorption.</text:span><text:span text:style-name="T118"> </text:span><text:span text:style-name="Emphasis"><text:span text:style-name="T106">Astronomy &amp; Astrophysics, Volume 552, id.A95, 8 pp</text:span></text:span><text:span text:style-name="T105">.</text:span><text:span text:style-name="T118"> <text:s/></text:span><text:a xlink:type="simple" xlink:href="http://adsabs.harvard.edu/abs/2013A&amp;A...552A..95S" text:style-name="Internet_20_link" text:visited-style-name="Visited_20_Internet_20_Link"><text:span text:style-name="Emphasis"><text:span text:style-name="T107">ADS</text:span></text:span></text:a></text:p>
            </table:table-cell>
          </table:table-row>
          <table:table-row table:style-name="Table3.1">
            <table:table-cell table:style-name="Table3.A48" office:value-type="string">
              <text:p text:style-name="P30"/>
            </table:table-cell>
            <table:table-cell table:style-name="Table3.B17" office:value-type="string">
              <text:p text:style-name="P3"/>
            </table:table-cell>
            <table:table-cell table:style-name="Table3.C17" office:value-type="string">
              <text:p text:style-name="P96"><text:span text:style-name="Strong_20_Emphasis"><text:span text:style-name="T120">Fynbo, J. P. U.; </text:span></text:span><text:span text:style-name="Strong_20_Emphasis"><text:span text:style-name="T117">(13 coauthors)</text:span></text:span><text:span text:style-name="Strong_20_Emphasis"><text:span text:style-name="T129">; Thorsen, T. J.; </text:span></text:span><text:span text:style-name="Strong_20_Emphasis"><text:span text:style-name="T117">(2 coauthors)</text:span></text:span><text:span text:style-name="Strong_20_Emphasis"><text:span text:style-name="T120">: </text:span></text:span><text:span text:style-name="T131">Galaxy counterparts of metal-rich damped Lyα absorbers - II. A solar-metallicity and dusty DLA at</text:span><text:bookmark text:name="MathJax-Span-4"/><text:bookmark text:name="MathJax-Span-3"/><text:bookmark text:name="MathJax-Span-2"/><text:bookmark text:name="MathJax-Span-1"/><text:bookmark text:name="MathJax-Element-1-Frame"/><text:span text:style-name="T131"> </text:span><text:span text:style-name="T143">z</text:span><text:bookmark text:name="MathJax-Span-7"/><text:bookmark text:name="MathJax-Span-6"/><text:bookmark text:name="MathJax-Span-5"/><text:span text:style-name="T144">a</text:span><text:bookmark text:name="MathJax-Span-8"/><text:span text:style-name="T144">b</text:span><text:bookmark text:name="MathJax-Span-9"/><text:span text:style-name="T144">s</text:span><text:bookmark text:name="MathJax-Span-10"/><text:span text:style-name="T143">=</text:span><text:bookmark text:name="MathJax-Span-11"/><text:span text:style-name="T143">2.58</text:span><text:span text:style-name="T131">.</text:span><text:span text:style-name="T118"> </text:span><text:span text:style-name="Emphasis"><text:span text:style-name="T106">Monthly Notices of the Royal Astronomical Society, Volume 413, Issue 4, pp. 2481-2488</text:span></text:span><text:span text:style-name="T105">.</text:span><text:span text:style-name="T118"> <text:s text:c="2"/></text:span><text:a xlink:type="simple" xlink:href="http://adsabs.harvard.edu/abs/2011MNRAS.413.2481F" text:style-name="Internet_20_link" text:visited-style-name="Visited_20_Internet_20_Link"><text:span text:style-name="Emphasis"><text:span text:style-name="T107">ADS</text:span></text:span></text:a></text:p>
              <text:p text:style-name="P66"/>
            </table:table-cell>
          </table:table-row>
          <table:table-row table:style-name="Table3.18">
            <table:table-cell table:style-name="Table3.A1" office:value-type="string">
              <text:p text:style-name="P32">Xxxxxxxxxxx </text:p>
            </table:table-cell>
            <table:table-cell table:style-name="Table3.B18" office:value-type="string">
              <text:p text:style-name="P31"/>
            </table:table-cell>
            <table:table-cell table:style-name="Table3.C18" office:value-type="string">
              <text:p text:style-name="P39">Talks, seminars etc.</text:p>
            </table:table-cell>
          </table:table-row>
          <table:table-row table:style-name="Table3.19">
            <table:table-cell table:style-name="Table3.A48" office:value-type="string">
              <text:p text:style-name="P46">Meetings &amp; Conferences</text:p>
            </table:table-cell>
            <table:table-cell table:style-name="Table3.B19" office:value-type="string">
              <text:p text:style-name="P3"/>
            </table:table-cell>
            <table:table-cell table:style-name="Table3.C19" office:value-type="string">
              <text:p text:style-name="P97">High-detail characterization of warm ISM in nearby starbursts. <text:span text:style-name="T43">How Galaxies Form Stars, </text:span><text:span text:style-name="T67">20 min., Stockholm, Sweden, August 2016. <text:s/></text:span><text:a xlink:type="simple" xlink:href="http://agenda.albanova.se/sessionDisplay.py?sessionId=257&amp;slotId=250&amp;confId=5696#2016-08-26" text:style-name="Internet_20_link" text:visited-style-name="Visited_20_Internet_20_Link"><text:span text:style-name="T67">Session program</text:span></text:a></text:p>
            </table:table-cell>
          </table:table-row>
          <table:table-row table:style-name="Table3.18">
            <table:table-cell table:style-name="Table3.A48" office:value-type="string">
              <text:p text:style-name="P46"/>
            </table:table-cell>
            <table:table-cell table:style-name="Table3.B20" office:value-type="string">
              <text:p text:style-name="P3"/>
            </table:table-cell>
            <table:table-cell table:style-name="Table3.C20" office:value-type="string">
              <text:p text:style-name="P91">Results of HST-COS Spectroscopy of the LARS galaxies. <text:span text:style-name="T37">Lyman Alpha Reference Sample collaboration meeting, </text:span><text:span text:style-name="T92">40 minutes, Paris, France; October 2014.</text:span></text:p>
            </table:table-cell>
          </table:table-row>
          <table:table-row table:style-name="Table3.18">
            <table:table-cell table:style-name="Table3.A48" office:value-type="string">
              <text:p text:style-name="P47"/>
            </table:table-cell>
            <table:table-cell table:style-name="Table3.B21" office:value-type="string">
              <text:p text:style-name="P3"/>
            </table:table-cell>
            <table:table-cell table:style-name="Table3.C21" office:value-type="string">
              <text:p text:style-name="P92"><text:span text:style-name="T145">The Lyman alpha reference sample: Empirical inferences on the Lyman alpha output from high-resolution ultraviolet spectroscopy</text:span><text:span text:style-name="T146">, </text:span><text:span text:style-name="T154">European Week of Astronomy and Space Science</text:span><text:span text:style-name="T147">, </text:span><text:span text:style-name="T148">15 min., </text:span><text:span text:style-name="T147">Geneva, </text:span><text:span text:style-name="T149">Switzerland; </text:span><text:span text:style-name="T147">June 2014. <text:s text:c="2"/></text:span><text:a xlink:type="simple" xlink:href="https://events.kuoni-dmc.com/ei3/images/EWASS14/Program/S6.htm" text:style-name="Internet_20_link" text:visited-style-name="Visited_20_Internet_20_Link"><text:span text:style-name="T150">Session program</text:span></text:a></text:p>
            </table:table-cell>
          </table:table-row>
          <table:table-row table:style-name="Table3.18">
            <table:table-cell table:style-name="Table3.A48" office:value-type="string">
              <text:p text:style-name="P44"/>
            </table:table-cell>
            <table:table-cell table:style-name="Table3.B22" office:value-type="string">
              <text:p text:style-name="P3"/>
            </table:table-cell>
            <table:table-cell table:style-name="Table3.C22" office:value-type="string">
              <text:p text:style-name="P94">Neutral ISM in young, star-forming galaxies<text:span text:style-name="T45">, </text:span><text:span text:style-name="T37">Ph.D. days</text:span><text:span text:style-name="T92">, </text:span><text:span text:style-name="T93">20 min., </text:span><text:span text:style-name="T92">Uppsala University, </text:span><text:span text:style-name="T95">Sweden;</text:span><text:span text:style-name="T92"> April 2014</text:span></text:p>
            </table:table-cell>
          </table:table-row>
          <table:table-row table:style-name="Table3.18">
            <table:table-cell table:style-name="Table3.A48" office:value-type="string">
              <text:p text:style-name="P44"/>
            </table:table-cell>
            <table:table-cell table:style-name="Table3.B23" office:value-type="string">
              <text:p text:style-name="P3"/>
            </table:table-cell>
            <table:table-cell table:style-name="Table3.C23" office:value-type="string">
              <text:p text:style-name="P60"><text:span text:style-name="T159">ISM dynamics and geometry in LARS galaxies </text:span><text:span text:style-name="T37">Lyman-</text:span><text:span text:style-name="T130">α As An Astrophysical Tool</text:span><text:span text:style-name="T102">, </text:span><text:span text:style-name="T103">15 min., </text:span><text:span text:style-name="T102">Stockholm, </text:span><text:span text:style-name="T104">Sweden; </text:span><text:span text:style-name="T102">September 2013</text:span><text:span text:style-name="T119">. <text:s/></text:span><text:a xlink:type="simple" xlink:href="http://agenda.albanova.se/internalPage.py?pageId=251&amp;confId=3282" text:style-name="Internet_20_link" text:visited-style-name="Visited_20_Internet_20_Link"><text:span text:style-name="T109">Workshop s</text:span></text:a><text:a xlink:type="simple" xlink:href="http://agenda.albanova.se/internalPage.py?pageId=251&amp;confId=3282" text:style-name="Internet_20_link" text:visited-style-name="Visited_20_Internet_20_Link"><text:span text:style-name="T108">chedule</text:span></text:a></text:p>
              <text:p text:style-name="P83"/>
            </table:table-cell>
          </table:table-row>
          <table:table-row table:style-name="Table3.18">
            <table:table-cell table:style-name="Table3.A48" office:value-type="string">
              <text:p text:style-name="P48">Invited seminars</text:p>
            </table:table-cell>
            <table:table-cell table:style-name="Table3.B24" office:value-type="string">
              <text:p text:style-name="P3"/>
            </table:table-cell>
            <table:table-cell table:style-name="Table3.C24" office:value-type="string">
              <text:p text:style-name="P93">The impact of ISM kinematics and geometry on Lyman-α escape in the Lyman Alpha Reference Sample<text:span text:style-name="T45">, </text:span><text:span text:style-name="T38">Cosmology seminar</text:span><text:span text:style-name="T94">, University of Oslo, </text:span><text:span text:style-name="T96">Norway; </text:span><text:span text:style-name="T94">September 2015. <text:s text:c="3"/></text:span><text:a xlink:type="simple" xlink:href="http://www.mn.uio.no/astro/english/research/groups/cosmology/events/seminars/2015/thoger-rivera-thorsen.html" text:style-name="Internet_20_link" text:visited-style-name="Visited_20_Internet_20_Link"><text:span text:style-name="T8">Program</text:span></text:a></text:p>
            </table:table-cell>
          </table:table-row>
          <table:table-row table:style-name="Table3.18">
            <table:table-cell table:style-name="Table3.A48" office:value-type="string">
              <text:p text:style-name="P44"/>
            </table:table-cell>
            <table:table-cell table:style-name="Table3.B25" office:value-type="string">
              <text:p text:style-name="P3"/>
            </table:table-cell>
            <table:table-cell table:style-name="Table3.C25" office:value-type="string">
              <text:p text:style-name="P62"><text:span text:style-name="Strong_20_Emphasis">How Kinematics &amp; Geometry of the ISM Affects Lyman-a Radiative Transfer and Escape</text:span><text:span text:style-name="Strong_20_Emphasis"><text:span text:style-name="T92">, </text:span></text:span><text:span text:style-name="Strong_20_Emphasis"><text:span text:style-name="T39">Seminar</text:span></text:span><text:span text:style-name="Strong_20_Emphasis"><text:span text:style-name="T97">, University of Minnesota, Minneapolis, USA; April 9</text:span></text:span><text:span text:style-name="Strong_20_Emphasis"><text:span text:style-name="T157">th</text:span></text:span><text:span text:style-name="Strong_20_Emphasis"><text:span text:style-name="T97"> 2015.</text:span></text:span></text:p>
            </table:table-cell>
          </table:table-row>
          <table:table-row table:style-name="Table3.18">
            <table:table-cell table:style-name="Table3.A48" office:value-type="string">
              <text:p text:style-name="P44"/>
            </table:table-cell>
            <table:table-cell table:style-name="Table3.B26" office:value-type="string">
              <text:p text:style-name="P3"/>
            </table:table-cell>
            <table:table-cell table:style-name="Table3.C26" office:value-type="string">
              <text:p text:style-name="Normal"><text:span text:style-name="Strong_20_Emphasis"><text:span text:style-name="T68">How Kinematics &amp; Geometry of the ISM Affects Lyman-a Radiative Transfer and Escape</text:span></text:span><text:span text:style-name="Strong_20_Emphasis"><text:span text:style-name="T73">, </text:span></text:span><text:span text:style-name="Strong_20_Emphasis"><text:span text:style-name="T69">Physics &amp; Astronomy Seminar</text:span></text:span><text:span text:style-name="Strong_20_Emphasis"><text:span text:style-name="T78">, Macalester College, St. Paul, Minnesota, </text:span></text:span><text:span text:style-name="Strong_20_Emphasis"><text:span text:style-name="T79">USA; March 2015. <text:s/></text:span></text:span><text:a xlink:type="simple" xlink:href="http://www.macalester.edu/academics/physics/about/events/" text:style-name="Internet_20_link" text:visited-style-name="Visited_20_Internet_20_Link"><text:span text:style-name="Strong_20_Emphasis"><text:span text:style-name="T10">Event calendar</text:span></text:span></text:a></text:p>
              <text:p text:style-name="Normal"><text:span text:style-name="Strong_20_Emphasis"><text:span text:style-name="T10"/></text:span></text:p>
            </table:table-cell>
          </table:table-row>
          <table:table-row table:style-name="Table3.18">
            <table:table-cell table:style-name="Table3.A48" office:value-type="string">
              <text:p text:style-name="P49">Outreach</text:p>
            </table:table-cell>
            <table:table-cell table:style-name="Table3.B27" office:value-type="string">
              <text:p text:style-name="P3"/>
            </table:table-cell>
            <table:table-cell table:style-name="Table3.C27" office:value-type="string">
              <text:p text:style-name="P61">Telescope shows<text:span text:style-name="T45">, The AlbaNova Telescope, Stockholm, Sweden. </text:span><text:span text:style-name="T37">A number of 45-minute guided tour and demo observations with Cassegrain focus eyepiece for the Public; including a general astronomy talk. </text:span><text:span text:style-name="T40">2012-present.</text:span></text:p>
            </table:table-cell>
          </table:table-row>
          <table:table-row table:style-name="Table3.18">
            <table:table-cell table:style-name="Table3.A48" office:value-type="string">
              <text:p text:style-name="P44"/>
            </table:table-cell>
            <table:table-cell table:style-name="Table3.B28" office:value-type="string">
              <text:p text:style-name="P3"/>
            </table:table-cell>
            <table:table-cell table:style-name="Table3.C28" office:value-type="string">
              <text:p text:style-name="P63">External research project advisor<text:span text:style-name="T45">, Secondary School students (1</text:span><text:span text:style-name="T59">2</text:span><text:span text:style-name="T158">th</text:span><text:span text:style-name="T45"> grade) at </text:span><text:span text:style-name="T37">Falkonergårdens Gymnasium &amp; HF</text:span><text:span text:style-name="T45">, Copenhagen, Denmark. <text:s/></text:span><text:span text:style-name="T46">Project: Determining Dark Matter mass in Abell 2052 by comparing the baryonic mass of intracluster gas as inferred from </text:span><text:span text:style-name="T41">Chandra </text:span><text:span text:style-name="T47">X-ray profiles</text:span><text:span text:style-name="T46">, to </text:span><text:span text:style-name="T47">a mass profile obtained from gravitational lensing. <text:s/></text:span><text:soft-page-break/><text:span text:style-name="T48">November-December 2011</text:span></text:p>
            </table:table-cell>
          </table:table-row>
          <table:table-row table:style-name="Table3.18">
            <table:table-cell table:style-name="Table3.A48" office:value-type="string">
              <text:p text:style-name="P44"/>
            </table:table-cell>
            <table:table-cell table:style-name="Table3.B29" office:value-type="string">
              <text:p text:style-name="P3"/>
            </table:table-cell>
            <table:table-cell table:style-name="Table3.C29" office:value-type="string">
              <text:p text:style-name="P64">General <text:span text:style-name="T167">c</text:span>osmology talks<text:span text:style-name="T45"> for </text:span><text:span text:style-name="T37">Fysiklærerforeningen</text:span><text:span text:style-name="T45">, the Danish Society of secondary school physics teachers, and for the </text:span><text:span text:style-name="T37">Science Talenter</text:span><text:span text:style-name="T45"> (Science Talents) program for 10-15 year old </text:span><text:span text:style-name="T51">students</text:span><text:span text:style-name="T45"> with a special interest in Science. Typically 1 hour, 4 events through 2009-2010</text:span></text:p>
            </table:table-cell>
          </table:table-row>
          <table:table-row table:style-name="Table3.18">
            <table:table-cell table:style-name="Table3.A48" office:value-type="string">
              <text:p text:style-name="P44"/>
            </table:table-cell>
            <table:table-cell table:style-name="Table3.B30" office:value-type="string">
              <text:p text:style-name="P3"/>
            </table:table-cell>
            <table:table-cell table:style-name="Table3.C30" office:value-type="string">
              <text:p text:style-name="P65">Physics StackExchange: <text:span text:style-name="T45">I </text:span><text:span text:style-name="T58">am active</text:span><text:span text:style-name="T45"> on the Physics StackExchenge Q&amp;A site. <text:s text:c="2"/></text:span><text:a xlink:type="simple" xlink:href="https://physics.stackexchange.com/users/17556/thriveth" text:style-name="Internet_20_link" text:visited-style-name="Visited_20_Internet_20_Link"><text:span text:style-name="T26">Profile</text:span></text:a></text:p>
              <text:p text:style-name="P15"/>
            </table:table-cell>
          </table:table-row>
          <table:table-row table:style-name="Table3.31">
            <table:table-cell table:style-name="Table3.A1" office:value-type="string">
              <text:p text:style-name="P32"/>
            </table:table-cell>
            <table:table-cell table:style-name="Table3.B31" office:value-type="string">
              <text:p text:style-name="P31"/>
            </table:table-cell>
            <table:table-cell table:style-name="Table3.C31" office:value-type="string">
              <text:p text:style-name="P36">Teaching experience</text:p>
            </table:table-cell>
          </table:table-row>
          <table:table-row table:style-name="Table3.31">
            <table:table-cell table:style-name="Table3.A32" office:value-type="string">
              <text:p text:style-name="P8">2009-2011</text:p>
            </table:table-cell>
            <table:table-cell table:style-name="Table3.B32" office:value-type="string">
              <text:p text:style-name="P31"/>
            </table:table-cell>
            <table:table-cell table:style-name="Table3.C32" office:value-type="string">
              <text:p text:style-name="P16">Secondary school teacher.<text:span text:style-name="T45"> </text:span><text:span text:style-name="T42">Falkonergaardens Gymnasium &amp; HF</text:span><text:span text:style-name="T98">, </text:span><text:span text:style-name="T42">Frederiksberg, Denmark</text:span><text:span text:style-name="T37">.</text:span><text:span text:style-name="T45"> <text:s/>While studying for my Masters degree </text:span><text:span text:style-name="T54">from</text:span><text:span text:style-name="T45"> August 2009, and until starting my Ph.D. in Stockholm in November 2011, I taught basic and intermediate level </text:span><text:span text:style-name="T57">physics </text:span><text:span text:style-name="T45">and basic level math</text:span><text:span text:style-name="T55">ematics</text:span><text:span text:style-name="T45"> for students in 11</text:span><text:span text:style-name="T158">th</text:span><text:span text:style-name="T45">-12</text:span><text:span text:style-name="T158">th</text:span><text:span text:style-name="T45"> grade </text:span><text:span text:style-name="T60">(age 15-17) </text:span><text:span text:style-name="T61">for around</text:span><text:span text:style-name="T57"> 18 hours/week)</text:span><text:span text:style-name="T45">.</text:span></text:p>
            </table:table-cell>
          </table:table-row>
          <table:table-row table:style-name="Table3.33">
            <table:table-cell table:style-name="Table3.A33" office:value-type="string">
              <text:p text:style-name="P9">2012 - 2014</text:p>
            </table:table-cell>
            <table:table-cell table:style-name="Table3.B33" office:value-type="string">
              <text:p text:style-name="P31"/>
            </table:table-cell>
            <table:table-cell table:style-name="Table3.C33" office:value-type="string">
              <text:p text:style-name="P17">Teaching assistant. <text:span text:style-name="T37">Stockholm University, Sweden. </text:span></text:p>
              <text:p text:style-name="P12"><text:span text:style-name="T184">20% time on the first 3 years of my Ph.D. </text:span>Mainly assisting computer lab sessions and grading reports. </text:p>
            </table:table-cell>
          </table:table-row>
          <table:table-row table:style-name="Table3.33">
            <table:table-cell table:style-name="Table3.A33" office:value-type="string">
              <text:p text:style-name="P9">2012 - 2014</text:p>
            </table:table-cell>
            <table:table-cell table:style-name="Table3.B34" office:value-type="string">
              <text:p text:style-name="P31"/>
            </table:table-cell>
            <table:table-cell table:style-name="Table3.C34" office:value-type="string">
              <text:p text:style-name="P17">Computer lab teacher. <text:span text:style-name="T37">Stockholm University, Sweden.</text:span></text:p>
              <text:p text:style-name="P85"><text:span text:style-name="T11">Developing and running the late-stage undergrad level workshop </text:span><text:span text:style-name="T16">Computer Tools for Astronomers</text:span><text:span text:style-name="T11">, </text:span><text:span text:style-name="T13">which ran over 3⨉3 hours </text:span><text:span text:style-name="T14">once a year</text:span><text:span text:style-name="T13">. I</text:span><text:span text:style-name="T11">ntroducing </text:span><text:bookmark text:name="MathJax-Span-434"/><text:bookmark text:name="MathJax-Span-533"/><text:bookmark text:name="MathJax-Span-632"/><text:bookmark text:name="MathJax-Span-731"/><text:bookmark text:name="MathJax-Span-830"/><text:bookmark text:name="MathJax-Span-929"/><text:bookmark text:name="MathJax-Span-1028"/><text:bookmark text:name="MathJax-Span-1127"/><text:bookmark text:name="MathJax-Span-12"/><text:bookmark text:name="MathJax-Span-13"/><text:bookmark text:name="MathJax-Span-14"/><text:bookmark text:name="MathJax-Span-15"/><text:bookmark text:name="MathJax-Span-16"/><text:bookmark text:name="MathJax-Span-17"/><text:bookmark text:name="MathJax-Span-18"/><text:bookmark text:name="MathJax-Span-19"/><text:bookmark text:name="MathJax-Span-20"/><text:bookmark text:name="MathJax-Span-21"/><text:span text:style-name="T11">LaTeX, the Unix command line, and a number of useful Python-based tools including NumPy, SciPy, </text:span><text:span text:style-name="T15">Asdtrpy, </text:span><text:span text:style-name="T11">Matplotlib, and LMFit. <text:s text:c="3"/></text:span><text:a xlink:type="simple" xlink:href="http://ttt.astro.su.se/~trive/teaching/" text:style-name="Internet_20_link" text:visited-style-name="Visited_20_Internet_20_Link"><text:span text:style-name="T12">Website</text:span></text:a></text:p>
              <text:p text:style-name="P13"/>
            </table:table-cell>
          </table:table-row>
          <table:table-row table:style-name="Table3.31">
            <table:table-cell table:style-name="Table3.A1" office:value-type="string">
              <text:p text:style-name="P32"/>
            </table:table-cell>
            <table:table-cell table:style-name="Table3.B35" office:value-type="string">
              <text:p text:style-name="P31"/>
            </table:table-cell>
            <table:table-cell table:style-name="Table3.C35" office:value-type="string">
              <text:p text:style-name="P38">Summer/ winter schools</text:p>
            </table:table-cell>
          </table:table-row>
          <table:table-row table:style-name="Table3.31">
            <table:table-cell table:style-name="Table3.A32" office:value-type="string">
              <text:p text:style-name="P73">2012</text:p>
            </table:table-cell>
            <table:table-cell table:style-name="Table3.B36" office:value-type="string">
              <text:p text:style-name="P31"/>
            </table:table-cell>
            <table:table-cell table:style-name="Table3.C36" office:value-type="string">
              <text:p text:style-name="P87"><text:span text:style-name="T17">Nordic Millimete</text:span><text:span text:style-name="T20">r</text:span><text:span text:style-name="T17"> and Optical/NIR Astronomy Summer School </text:span><text:span text:style-name="T21">2012</text:span><text:span text:style-name="T17">: <text:s/>Observational</text:span><text:span text:style-name="T19"> </text:span><text:span text:style-name="T17">cosmology and the formation and evolution of galaxies.</text:span><text:span text:style-name="T25"> <text:s text:c="4"/></text:span><text:a xlink:type="simple" xlink:href="http://www.not.iac.es/Onsala2012/" text:style-name="Internet_20_link" text:visited-style-name="Visited_20_Internet_20_Link"><text:span text:style-name="T18">Website</text:span></text:a></text:p>
            </table:table-cell>
          </table:table-row>
          <table:table-row table:style-name="Table3.31">
            <table:table-cell table:style-name="Table3.A32" office:value-type="string">
              <text:p text:style-name="P73">2014</text:p>
            </table:table-cell>
            <table:table-cell table:style-name="Table3.B37" office:value-type="string">
              <text:p text:style-name="P31"/>
            </table:table-cell>
            <table:table-cell table:style-name="Table3.C37" office:value-type="string">
              <text:p text:style-name="P87"><text:span text:style-name="T22">Penn State Summer School of Astrostatistics. <text:s text:c="3"/></text:span><text:a xlink:type="simple" xlink:href="http://astrostatistics.psu.edu/su14/" text:style-name="Internet_20_link" text:visited-style-name="Visited_20_Internet_20_Link"><text:span text:style-name="T23">Website</text:span></text:a></text:p>
            </table:table-cell>
          </table:table-row>
          <table:table-row table:style-name="Table3.31">
            <table:table-cell table:style-name="Table3.A32" office:value-type="string">
              <text:p text:style-name="P74">2015</text:p>
            </table:table-cell>
            <table:table-cell table:style-name="Table3.B38" office:value-type="string">
              <text:p text:style-name="P31"/>
            </table:table-cell>
            <table:table-cell table:style-name="Table3.C38" office:value-type="string">
              <text:p text:style-name="P88"><text:span text:style-name="T24">North-European Radio Astronomy School. <text:s text:c="6"/></text:span><text:a xlink:type="simple" xlink:href="http://www.utu.fi/en/units/finca/research/Tuorla2015/Pages/home.aspx" text:style-name="Internet_20_link" text:visited-style-name="Visited_20_Internet_20_Link"><text:span text:style-name="T23">Website</text:span></text:a></text:p>
            </table:table-cell>
          </table:table-row>
          <table:table-row table:style-name="Table3.31">
            <table:table-cell table:style-name="Table3.A32" office:value-type="string">
              <text:p text:style-name="P75">2016</text:p>
            </table:table-cell>
            <table:table-cell table:style-name="Table3.B39" office:value-type="string">
              <text:p text:style-name="P31"/>
            </table:table-cell>
            <table:table-cell table:style-name="Table3.C39" office:value-type="string">
              <text:p text:style-name="P89"><text:span text:style-name="T30">T</text:span><text:span text:style-name="T28">he 46</text:span><text:span text:style-name="T31">th</text:span><text:span text:style-name="T28"> Saas-Fee </text:span><text:span text:style-name="T29">C</text:span><text:span text:style-name="T28">ourse: </text:span><text:span text:style-name="T27">Lyman-alpha </text:span><text:span text:style-name="T29">A</text:span><text:span text:style-name="T27">s </text:span><text:span text:style-name="T29">A</text:span><text:span text:style-name="T27">n </text:span><text:span text:style-name="T29">A</text:span><text:span text:style-name="T27">strophysical </text:span><text:span text:style-name="T29">A</text:span><text:span text:style-name="T27">nd </text:span><text:span text:style-name="T29">C</text:span><text:span text:style-name="T27">osmological </text:span><text:span text:style-name="T29">T</text:span><text:span text:style-name="T27">ool</text:span><text:span text:style-name="T28">. <text:s text:c="2"/></text:span><text:a xlink:type="simple" xlink:href="http://obswww.unige.ch/Courses/saas-fee-2016/" text:style-name="Internet_20_link" text:visited-style-name="Visited_20_Internet_20_Link"><text:span text:style-name="T27">Website</text:span></text:a></text:p>
              <text:p text:style-name="P28"/>
            </table:table-cell>
          </table:table-row>
          <table:table-row table:style-name="Table3.31">
            <table:table-cell table:style-name="Table3.A1" office:value-type="string">
              <text:p text:style-name="P32"/>
            </table:table-cell>
            <table:table-cell table:style-name="Table3.B40" office:value-type="string">
              <text:p text:style-name="P31"/>
            </table:table-cell>
            <table:table-cell table:style-name="Table3.C40" office:value-type="string">
              <text:p text:style-name="P37">Observing/<text:span text:style-name="T183">reduction</text:span> experience</text:p>
            </table:table-cell>
          </table:table-row>
          <table:table-row table:style-name="Table3.31">
            <table:table-cell table:style-name="Table3.A1" office:value-type="string">
              <text:p text:style-name="P29"/>
            </table:table-cell>
            <table:table-cell table:style-name="Table3.B41" office:value-type="string">
              <text:p text:style-name="P31"/>
            </table:table-cell>
            <table:table-cell table:style-name="Table3.C41" office:value-type="string">
              <text:p text:style-name="P18">Nordic Optical Telescope <text:span text:style-name="T52">(2.5m.)</text:span><text:span text:style-name="T165"> </text:span>, <text:span text:style-name="T37">La Palma, Canary Islands.</text:span><text:span text:style-name="T99"> </text:span></text:p>
              <text:p text:style-name="P10"><text:span text:style-name="T45">Two runs of </text:span><text:span text:style-name="T56">each </text:span><text:span text:style-name="T45">around 8 nights, the first in February 2012, the second in February 2014. </text:span><text:span text:style-name="T49">Multiband imaging with </text:span><text:span text:style-name="T50">MOSCA</text:span><text:span text:style-name="T49">, spectroscopy with FIES. </text:span></text:p>
            </table:table-cell>
          </table:table-row>
          <table:table-row table:style-name="Table3.31">
            <table:table-cell table:style-name="Table3.A1" office:value-type="string">
              <text:p text:style-name="P29"/>
            </table:table-cell>
            <table:table-cell table:style-name="Table3.B42" office:value-type="string">
              <text:p text:style-name="P31"/>
            </table:table-cell>
            <table:table-cell table:style-name="Table3.C42" office:value-type="string">
              <text:p text:style-name="P20">Hubble Space Telescope – Cosmic Origins Spectrograph</text:p>
              <text:p text:style-name="P22">Analysis of HST-COS data, including vignetting corrections.</text:p>
            </table:table-cell>
          </table:table-row>
          <table:table-row table:style-name="Table3.31">
            <table:table-cell table:style-name="Table3.A1" office:value-type="string">
              <text:p text:style-name="P29"/>
            </table:table-cell>
            <table:table-cell table:style-name="Table3.B43" office:value-type="string">
              <text:p text:style-name="P31"/>
            </table:table-cell>
            <table:table-cell table:style-name="Table3.C43" office:value-type="string">
              <text:p text:style-name="P21">VLT – X-Shooter</text:p>
              <text:p text:style-name="P23">Reduction <text:span text:style-name="T170">and analysis </text:span>only. Reduction of several datasets, beginning when the esorex based pipeline was still in Beta (summer 2010).</text:p>
              <text:p text:style-name="P23"/>
            </table:table-cell>
          </table:table-row>
          <table:table-row table:style-name="Table3.31">
            <table:table-cell table:style-name="Table3.A1" office:value-type="string">
              <text:p text:style-name="P29"/>
              <text:p text:style-name="P29"><text:soft-page-break/></text:p>
            </table:table-cell>
            <table:table-cell table:style-name="Table3.B44" office:value-type="string">
              <text:p text:style-name="P31"/>
            </table:table-cell>
            <table:table-cell table:style-name="Table3.C44" office:value-type="string">
              <text:p text:style-name="P19">AlbaNova Telescope <text:span text:style-name="T53">(1m.)</text:span>, <text:span text:style-name="T37">Stockholm, Sweden.</text:span></text:p>
              <text:p text:style-name="P11"><text:soft-page-break/><text:span text:style-name="T62">The AlbaNova Telescope is a 1m science-grade</text:span><text:span text:style-name="T156"> </text:span><text:span text:style-name="T62">telescope mounted on top of the AlbaNova building in Stockholm. <text:s/></text:span><text:span text:style-name="T63">Various demonstration</text:span><text:span text:style-name="T65">s</text:span><text:span text:style-name="T63"> </text:span><text:span text:style-name="T66">to the general public </text:span><text:span text:style-name="T64">and leisure </text:span><text:span text:style-name="T63">observations with eyepiece.</text:span></text:p>
              <text:p text:style-name="P14"/>
              <text:p text:style-name="P14"/>
              <text:p text:style-name="P14"/>
              <text:p text:style-name="P14"/>
            </table:table-cell>
          </table:table-row>
          <table:table-row table:style-name="Table3.45">
            <table:table-cell table:style-name="Table3.A1" office:value-type="string">
              <text:p text:style-name="P41">Xxxxxxxxxxx </text:p>
            </table:table-cell>
            <table:table-cell table:style-name="Table3.B45" office:value-type="string">
              <text:p text:style-name="P4"/>
            </table:table-cell>
            <table:table-cell table:style-name="Table3.C45" office:value-type="string">
              <text:p text:style-name="P34">Scientific software</text:p>
            </table:table-cell>
          </table:table-row>
          <table:table-row table:style-name="Table3.46">
            <table:table-cell table:style-name="Table3.A48" office:value-type="string">
              <text:p text:style-name="P80">Extensive</text:p>
            </table:table-cell>
            <table:table-cell table:style-name="Table3.B46" office:value-type="string">
              <text:p text:style-name="P4"/>
            </table:table-cell>
            <table:table-cell table:style-name="Table3.C46" office:value-type="string">
              <text:p text:style-name="P26">Python-based science tools including NumPy, SciPy, <text:span text:style-name="T161">AstroPy, Pandas, Matplotlib, IPython, Traits(-UI), Chaco, <text:s/>and</text:span> <text:span text:style-name="T172">Lmfit; </text:span>X-Shooter pipeline <text:span text:style-name="T161">(Esorex-based)</text:span>, VPfit, vpguess.</text:p>
            </table:table-cell>
          </table:table-row>
          <table:table-row table:style-name="Table3.47">
            <table:table-cell table:style-name="Table3.A48" office:value-type="string">
              <text:p text:style-name="P78">Good</text:p>
            </table:table-cell>
            <table:table-cell table:style-name="Table3.B47" office:value-type="string">
              <text:p text:style-name="P4"/>
            </table:table-cell>
            <table:table-cell table:style-name="Table3.C47" office:value-type="string">
              <text:p text:style-name="P25">IDL, <text:span text:style-name="T173">Python-Statsmodels, </text:span>S<text:span text:style-name="T168">ource E</text:span>xtractor, <text:span text:style-name="T164">Gnuplot, SAO ds9, CXC Sherpa.</text:span></text:p>
            </table:table-cell>
          </table:table-row>
          <table:table-row table:style-name="Table3.48">
            <table:table-cell table:style-name="Table3.A48" office:value-type="string">
              <text:p text:style-name="P78">Basic</text:p>
            </table:table-cell>
            <table:table-cell table:style-name="Table3.B48" office:value-type="string">
              <text:p text:style-name="P4"/>
            </table:table-cell>
            <table:table-cell table:style-name="Table3.C48" office:value-type="string">
              <text:p text:style-name="P24"><text:span text:style-name="T166">R, </text:span>Casa, <text:span text:style-name="T171">GILDAS/CLASS</text:span>, <text:span text:style-name="T161">Healpix/Healpy, IRAF, Fortran, Julia.</text:span></text:p>
            </table:table-cell>
          </table:table-row>
          <table:table-row table:style-name="Table3.49">
            <table:table-cell table:style-name="Table3.A49" office:value-type="string">
              <text:p text:style-name="P79">Other</text:p>
            </table:table-cell>
            <table:table-cell table:style-name="Table3.B49" office:value-type="string">
              <text:p text:style-name="P4"/>
            </table:table-cell>
            <table:table-cell table:style-name="Table3.C49" office:value-type="string">
              <text:p text:style-name="P27"><text:span text:style-name="T169">More than a decade of</text:span> experience using and managing GNU/Linux and Mac OSX systems. I know my way around Windows XP/7/8<text:span text:style-name="T185">+</text:span> <text:span text:style-name="T162">but am no power user</text:span>. <text:span text:style-name="T163">Some experience with Bash/sh scripting. Git/GitHub for version control.</text:span></text:p>
              <text:p text:style-name="P27"/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unction" svg:font-family="Junction"/>
    <style:font-face style:name="Linux Biolinum O" svg:font-family="'Linux Biolinum O'"/>
    <style:font-face style:name="Linux Libertine O" svg:font-family="'Linux Libertine O'"/>
    <style:font-face style:name="Times New Roman1" svg:font-family="'Times New Roman'"/>
    <style:font-face style:name="sans-serif" svg:font-family="sans-serif"/>
    <style:font-face style:name="LM Mono 9" svg:font-family="'LM Mono 9'" style:font-pitch="fixed"/>
    <style:font-face style:name="Lato Heavy" svg:font-family="'Lato Heavy'" style:font-pitch="variable"/>
    <style:font-face style:name="Lato Light" svg:font-family="'Lato Light'" style:font-pitch="variable"/>
    <style:font-face style:name="Lato Semibold" svg:font-family="'Lato Semibold'" style:font-pitch="variable"/>
    <style:font-face style:name="Minion Pro" svg:font-family="'Minion Pr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nux Biolinum O" fo:font-family="'Linux Biolinum O'" fo:font-size="14pt"/>
    </style:style>
    <style:style style:name="Text_20_body" style:display-name="Text body" style:family="paragraph" style:parent-style-name="Normal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List" style:family="paragraph" style:parent-style-name="Text_20_body" style:class="list">
      <style:text-properties style:font-name="Linux Libertine O" fo:font-family="'Linux Libertine O'"/>
    </style:style>
    <style:style style:name="Index" style:family="paragraph" style:parent-style-name="Normal" style:class="index">
      <style:text-properties style:font-name="Linux Libertine O" fo:font-family="'Linux Libertine O'"/>
    </style:style>
    <style:style style:name="Normal" style:family="paragraph"/>
    <style:style style:name="Header" style:family="paragraph" style:parent-style-name="Normal" style:class="extra">
      <style:paragraph-properties>
        <style:tab-stops>
          <style:tab-stop style:position="3.3453in" style:type="center"/>
          <style:tab-stop style:position="6.6917in" style:type="right"/>
        </style:tab-stops>
      </style:paragraph-properties>
      <style:text-properties fo:text-transform="capitaliz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style:font-name="Linux Libertine O" fo:font-family="'Linux Libertine O'" fo:font-size="12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846in" style:type="center"/>
          <style:tab-stop style:position="6.570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846in" style:type="center"/>
          <style:tab-stop style:position="6.5701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eference_5f_text" style:display-name="Reference_text" style:family="text">
      <style:text-properties fo:font-size="10pt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9d0e6" officeooo:paragraph-rsid="0049d0e6"/>
    </style:style>
    <style:style style:name="MP2" style:family="paragraph" style:parent-style-name="Header_20_left">
      <style:text-properties fo:font-size="6pt" style:font-size-asian="5.25pt" style:font-size-complex="6pt"/>
    </style:style>
    <style:style style:name="MT1" style:family="text">
      <style:text-properties fo:color="#999999" fo:font-size="11pt" style:font-size-asian="11pt" style:font-size-complex="11pt"/>
    </style:style>
    <style:style style:name="MT2" style:family="text">
      <style:text-properties fo:color="#999999"/>
    </style:style>
    <style:style style:name="MT3" style:family="text">
      <style:text-properties fo:color="#ffffff" fo:font-weight="bold" fo:background-color="#800000" loext:char-shading-value="0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9in" fo:margin-bottom="0.9in" fo:margin-left="0.9in" fo:margin-right="0.9in" style:shadow="none" style:writing-mode="lr-tb" style:footnote-max-height="0in">
        <style:columns fo:column-count="1" fo:column-gap="0in"/>
        <style:footnote-sep style:width="0.0071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høger Emil Rivera-Thorsen<text:tab/>Vitae</text:span><text:span text:style-name="MT2"><text:tab/></text:span><text:span text:style-name="MT3"> </text:span><text:span text:style-name="MT3"><text:page-number text:select-page="current">4</text:page-number></text:span></text:p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initial-creator>Thøger Thorsen</meta:initial-creator>
    <meta:creation-date>2010-12-18T13:50:14</meta:creation-date>
    <dc:date>2016-11-13T03:00:31.633774801</dc:date>
    <meta:editing-duration>P1DT19H22M41S</meta:editing-duration>
    <meta:editing-cycles>299</meta:editing-cycles>
    <meta:document-statistic meta:table-count="3" meta:image-count="0" meta:object-count="0" meta:page-count="4" meta:paragraph-count="96" meta:word-count="1163" meta:character-count="8182" meta:non-whitespace-character-count="7051"/>
  </office:meta>
</office:document-meta>
</file>